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automatic-styles>
    <style:style style:name="Table47" style:family="table">
      <style:table-properties style:width="5.8438in" fo:margin-left="0.0799in" fo:margin-right="0.0764in" fo:margin-top="0in" fo:margin-bottom="0.0799in" table:align="margins"/>
    </style:style>
    <style:style style:name="Table47.A" style:family="table-column">
      <style:table-column-properties style:column-width="0.8542in" style:rel-column-width="9579*"/>
    </style:style>
    <style:style style:name="Table47.B" style:family="table-column">
      <style:table-column-properties style:column-width="3.4896in" style:rel-column-width="39134*"/>
    </style:style>
    <style:style style:name="Table47.C" style:family="table-column">
      <style:table-column-properties style:column-width="1.5in" style:rel-column-width="16822*"/>
    </style:style>
    <style:style style:name="Table47.A1" style:family="table-cell">
      <style:table-cell-properties fo:padding="0.0382in" fo:border="none"/>
    </style:style>
    <style:style style:name="Table1" style:family="table">
      <style:table-properties style:width="2.8701in" fo:margin-left="0.4597in" fo:margin-right="2.6701in" fo:margin-top="0in" fo:margin-bottom="0.0799in" table:align="margins" style:may-break-between-rows="false"/>
    </style:style>
    <style:style style:name="Table1.A" style:family="table-column">
      <style:table-column-properties style:column-width="1.4493in" style:rel-column-width="33092*"/>
    </style:style>
    <style:style style:name="Table1.B" style:family="table-column">
      <style:table-column-properties style:column-width="0.6118in" style:rel-column-width="13969*"/>
    </style:style>
    <style:style style:name="Table1.C" style:family="table-column">
      <style:table-column-properties style:column-width="0.809in" style:rel-column-width="1847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7in" fo:margin-left="0.4597in" fo:margin-right="3.8403in" fo:margin-top="0in" fo:margin-bottom="0.0799in" table:align="margins"/>
    </style:style>
    <style:style style:name="Table2.A" style:family="table-column">
      <style:table-column-properties style:column-width="0.8861in" style:rel-column-width="34159*"/>
    </style:style>
    <style:style style:name="Table2.B" style:family="table-column">
      <style:table-column-properties style:column-width="0.8139in" style:rel-column-width="31376*"/>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8403in" fo:margin-left="0.0799in" fo:margin-right="0.0799in" fo:margin-top="0in" fo:margin-bottom="0.0799in" table:align="margins"/>
    </style:style>
    <style:style style:name="Table3.A" style:family="table-column">
      <style:table-column-properties style:column-width="0.8368in" style:rel-column-width="9389*"/>
    </style:style>
    <style:style style:name="Table3.B" style:family="table-column">
      <style:table-column-properties style:column-width="1.4576in" style:rel-column-width="16356*"/>
    </style:style>
    <style:style style:name="Table3.C" style:family="table-column">
      <style:table-column-properties style:column-width="1.5007in" style:rel-column-width="16839*"/>
    </style:style>
    <style:style style:name="Table3.D" style:family="table-column">
      <style:table-column-properties style:column-width="2.0451in" style:rel-column-width="22951*"/>
    </style:style>
    <style:style style:name="Table3.A1" style:family="table-cell">
      <style:table-cell-properties fo:padding="0.0382in" fo:border="none"/>
    </style:style>
    <style:style style:name="Table3.D1" style:family="table-cell">
      <style:table-cell-properties fo:background-color="transparent" fo:padding="0.0382in" fo:border="none">
        <style:background-image/>
      </style:table-cell-properties>
    </style:style>
    <style:style style:name="Table37" style:family="table">
      <style:table-properties style:width="5.8403in" fo:margin-left="0.0799in" fo:margin-right="0.0799in" fo:margin-top="0in" fo:margin-bottom="0.0799in" table:align="margins" style:may-break-between-rows="false"/>
    </style:style>
    <style:style style:name="Table37.A" style:family="table-column">
      <style:table-column-properties style:column-width="0.8833in" style:rel-column-width="9909*"/>
    </style:style>
    <style:style style:name="Table37.B" style:family="table-column">
      <style:table-column-properties style:column-width="4.9569in" style:rel-column-width="55626*"/>
    </style:style>
    <style:style style:name="Table37.1" style:family="table-row">
      <style:table-row-properties fo:keep-together="always"/>
    </style:style>
    <style:style style:name="Table37.A1" style:family="table-cell">
      <style:table-cell-properties fo:padding="0.0382in" fo:border="none"/>
    </style:style>
    <style:style style:name="Table38" style:family="table">
      <style:table-properties style:width="4.875in" fo:margin-top="0in" fo:margin-bottom="0.0597in" table:align="left"/>
    </style:style>
    <style:style style:name="Table38.A" style:family="table-column">
      <style:table-column-properties style:column-width="1.0521in"/>
    </style:style>
    <style:style style:name="Table38.B" style:family="table-column">
      <style:table-column-properties style:column-width="0.9063in"/>
    </style:style>
    <style:style style:name="Table38.C" style:family="table-column">
      <style:table-column-properties style:column-width="2.9167in"/>
    </style:style>
    <style:style style:name="Table38.1" style:family="table-row">
      <style:table-row-properties fo:keep-together="always"/>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4.6458in" fo:margin-left="0.4597in" fo:margin-right="0.8944in" fo:margin-top="0in" fo:margin-bottom="0.0799in" table:align="margins" style:may-break-between-rows="false"/>
    </style:style>
    <style:style style:name="Table39.A" style:family="table-column">
      <style:table-column-properties style:column-width="2.125in" style:rel-column-width="29975*"/>
    </style:style>
    <style:style style:name="Table39.B" style:family="table-column">
      <style:table-column-properties style:column-width="1.2292in" style:rel-column-width="17338*"/>
    </style:style>
    <style:style style:name="Table39.C" style:family="table-column">
      <style:table-column-properties style:column-width="0.4306in" style:rel-column-width="6073*"/>
    </style:style>
    <style:style style:name="Table39.E" style:family="table-column">
      <style:table-column-properties style:column-width="0.4306in" style:rel-column-width="6076*"/>
    </style:style>
    <style:style style:name="Table39.1" style:family="table-row">
      <style:table-row-properties fo:keep-together="always"/>
    </style:style>
    <style:style style:name="Table39.A1" style:family="table-cell">
      <style:table-cell-properties fo:padding="0.0382in" fo:border="none"/>
    </style:style>
    <style:style style:name="Table40" style:family="table">
      <style:table-properties style:width="5.4604in" fo:margin-left="0.4597in" fo:margin-right="0.0799in" fo:margin-top="0in" fo:margin-bottom="0.0799in" table:align="margins"/>
    </style:style>
    <style:style style:name="Table40.A" style:family="table-column">
      <style:table-column-properties style:column-width="5.4604in" style:rel-column-width="65535*"/>
    </style:style>
    <style:style style:name="Table40.A1" style:family="table-cell">
      <style:table-cell-properties fo:padding="0.0382in" fo:border="none"/>
    </style:style>
    <style:style style:name="Table4" style:family="table">
      <style:table-properties style:width="5.5403in" fo:margin-top="0in" fo:margin-bottom="0.0799in" table:align="right"/>
    </style:style>
    <style:style style:name="Table4.A" style:family="table-column">
      <style:table-column-properties style:column-width="5.5403in"/>
    </style:style>
    <style:style style:name="Table4.A1" style:family="table-cell">
      <style:table-cell-properties fo:padding="0.0382in" fo:border="none"/>
    </style:style>
    <style:style style:name="Table35" style:family="table">
      <style:table-properties style:width="2.7604in" fo:margin-left="0.4597in" fo:margin-right="2.7799in" fo:margin-top="0in" fo:margin-bottom="0.0799in" table:align="margins"/>
    </style:style>
    <style:style style:name="Table35.A" style:family="table-column">
      <style:table-column-properties style:column-width="1.6604in" style:rel-column-width="39413*"/>
    </style:style>
    <style:style style:name="Table35.B" style:family="table-column">
      <style:table-column-properties style:column-width="1.1in" style:rel-column-width="26122*"/>
    </style:style>
    <style:style style:name="Table35.A1" style:family="table-cell">
      <style:table-cell-properties fo:padding="0.0382in" fo:border="none"/>
    </style:style>
    <style:style style:name="Table41" style:family="table">
      <style:table-properties style:width="5.4604in" fo:margin-left="0.4597in" fo:margin-right="0.0799in" fo:margin-top="0in" fo:margin-bottom="0.0799in" table:align="margins"/>
    </style:style>
    <style:style style:name="Table41.A" style:family="table-column">
      <style:table-column-properties style:column-width="1.6361in" style:rel-column-width="19638*"/>
    </style:style>
    <style:style style:name="Table41.B" style:family="table-column">
      <style:table-column-properties style:column-width="1.0917in" style:rel-column-width="13103*"/>
    </style:style>
    <style:style style:name="Table41.C" style:family="table-column">
      <style:table-column-properties style:column-width="2.7326in" style:rel-column-width="32794*"/>
    </style:style>
    <style:style style:name="Table41.1" style:family="table-row">
      <style:table-row-properties fo:keep-together="always"/>
    </style:style>
    <style:style style:name="Table41.A1" style:family="table-cell">
      <style:table-cell-properties fo:padding="0.0382in" fo:border="none"/>
    </style:style>
    <style:style style:name="Table45" style:family="table">
      <style:table-properties style:width="5.4604in" fo:margin-left="0.4597in" fo:margin-right="0.0799in" fo:margin-top="0in" fo:margin-bottom="0.0799in" table:align="margins"/>
    </style:style>
    <style:style style:name="Table45.A" style:family="table-column">
      <style:table-column-properties style:column-width="1.6153in" style:rel-column-width="19388*"/>
    </style:style>
    <style:style style:name="Table45.B" style:family="table-column">
      <style:table-column-properties style:column-width="1.0917in" style:rel-column-width="13103*"/>
    </style:style>
    <style:style style:name="Table45.C" style:family="table-column">
      <style:table-column-properties style:column-width="2.7535in" style:rel-column-width="33044*"/>
    </style:style>
    <style:style style:name="Table45.A1" style:family="table-cell">
      <style:table-cell-properties fo:padding="0.0382in" fo:border="none"/>
    </style:style>
    <style:style style:name="Table42" style:family="table">
      <style:table-properties style:width="5.4604in" fo:margin-left="0.4597in" fo:margin-right="0.0799in" fo:margin-top="0in" fo:margin-bottom="0.0799in" table:align="margins"/>
    </style:style>
    <style:style style:name="Table42.A" style:family="table-column">
      <style:table-column-properties style:column-width="1.6257in" style:rel-column-width="19513*"/>
    </style:style>
    <style:style style:name="Table42.B" style:family="table-column">
      <style:table-column-properties style:column-width="1.0917in" style:rel-column-width="13103*"/>
    </style:style>
    <style:style style:name="Table42.C" style:family="table-column">
      <style:table-column-properties style:column-width="2.7431in" style:rel-column-width="32919*"/>
    </style:style>
    <style:style style:name="Table42.1" style:family="table-row">
      <style:table-row-properties fo:keep-together="always"/>
    </style:style>
    <style:style style:name="Table42.A1" style:family="table-cell">
      <style:table-cell-properties fo:padding="0.0382in" fo:border="none"/>
    </style:style>
    <style:style style:name="Table52" style:family="table">
      <style:table-properties style:width="5.4604in" fo:margin-left="0.4597in" fo:margin-right="0.0799in" fo:margin-top="0in" fo:margin-bottom="0.0799in" table:align="margins"/>
    </style:style>
    <style:style style:name="Table52.A" style:family="table-column">
      <style:table-column-properties style:column-width="1.6257in" style:rel-column-width="19513*"/>
    </style:style>
    <style:style style:name="Table52.B" style:family="table-column">
      <style:table-column-properties style:column-width="1.0917in" style:rel-column-width="13103*"/>
    </style:style>
    <style:style style:name="Table52.C" style:family="table-column">
      <style:table-column-properties style:column-width="2.7431in" style:rel-column-width="32919*"/>
    </style:style>
    <style:style style:name="Table52.1" style:family="table-row">
      <style:table-row-properties fo:keep-together="always"/>
    </style:style>
    <style:style style:name="Table52.A1" style:family="table-cell">
      <style:table-cell-properties fo:padding="0.0382in" fo:border="none"/>
    </style:style>
    <style:style style:name="Table54" style:family="table">
      <style:table-properties style:width="5.4604in" fo:margin-left="0.4597in" fo:margin-right="0.0799in" fo:margin-top="0in" fo:margin-bottom="0.0799in" table:align="margins"/>
    </style:style>
    <style:style style:name="Table54.A" style:family="table-column">
      <style:table-column-properties style:column-width="5.4604in" style:rel-column-width="65535*"/>
    </style:style>
    <style:style style:name="Table54.A1" style:family="table-cell">
      <style:table-cell-properties fo:padding="0.0382in" fo:border="none"/>
    </style:style>
    <style:style style:name="Table55" style:family="table">
      <style:table-properties style:width="5.4604in" fo:margin-left="0.4597in" fo:margin-right="0.0799in" fo:margin-top="0in" fo:margin-bottom="0.0799in" table:align="margins"/>
    </style:style>
    <style:style style:name="Table55.A" style:family="table-column">
      <style:table-column-properties style:column-width="0.9021in" style:rel-column-width="10828*"/>
    </style:style>
    <style:style style:name="Table55.B" style:family="table-column">
      <style:table-column-properties style:column-width="1.7104in" style:rel-column-width="20530*"/>
    </style:style>
    <style:style style:name="Table55.C" style:family="table-column">
      <style:table-column-properties style:column-width="2.8479in" style:rel-column-width="34177*"/>
    </style:style>
    <style:style style:name="Table55.A1" style:family="table-cell">
      <style:table-cell-properties fo:padding="0.0382in" fo:border="none"/>
    </style:style>
    <style:style style:name="Table6" style:family="table">
      <style:table-properties style:width="3.5306in" fo:margin-left="0.4597in" fo:margin-right="2.0097in" fo:margin-top="0in" fo:margin-bottom="0.0799in" table:align="margins" style:may-break-between-rows="false"/>
    </style:style>
    <style:style style:name="Table6.A" style:family="table-column">
      <style:table-column-properties style:column-width="1.5694in" style:rel-column-width="29138*"/>
    </style:style>
    <style:style style:name="Table6.B" style:family="table-column">
      <style:table-column-properties style:column-width="0.6958in" style:rel-column-width="12918*"/>
    </style:style>
    <style:style style:name="Table6.C" style:family="table-column">
      <style:table-column-properties style:column-width="1.2646in" style:rel-column-width="23479*"/>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6.C8" style:family="table-cell">
      <style:table-cell-properties style:vertical-align="top" fo:padding="0.0382in" fo:border="none"/>
    </style:style>
    <style:style style:name="Table6.B9" style:family="table-cell">
      <style:table-cell-properties style:vertical-align="top" fo:padding="0.0382in" fo:border="none"/>
    </style:style>
    <style:style style:name="Table6.C9" style:family="table-cell">
      <style:table-cell-properties style:vertical-align="top" fo:padding="0.0382in" fo:border="none"/>
    </style:style>
    <style:style style:name="Table7" style:family="table">
      <style:table-properties style:width="5.5403in" fo:margin-top="0in" fo:margin-bottom="0.0799in" table:align="right"/>
    </style:style>
    <style:style style:name="Table7.A" style:family="table-column">
      <style:table-column-properties style:column-width="5.5403in"/>
    </style:style>
    <style:style style:name="Table7.A1" style:family="table-cell">
      <style:table-cell-properties fo:padding="0.0382in" fo:border="none"/>
    </style:style>
    <style:style style:name="Table8" style:family="table">
      <style:table-properties style:width="5.5403in" fo:margin-top="0in" fo:margin-bottom="0.0799in" table:align="right"/>
    </style:style>
    <style:style style:name="Table8.A" style:family="table-column">
      <style:table-column-properties style:column-width="5.5403in"/>
    </style:style>
    <style:style style:name="Table8.A1" style:family="table-cell">
      <style:table-cell-properties fo:padding="0.0382in" fo:border="none"/>
    </style:style>
    <style:style style:name="Table48" style:family="table">
      <style:table-properties style:width="5.4604in" fo:margin-left="0.4597in" fo:margin-right="0.0799in" fo:margin-top="0in" fo:margin-bottom="0.0799in" table:align="margins"/>
    </style:style>
    <style:style style:name="Table48.A" style:family="table-column">
      <style:table-column-properties style:column-width="5.4604in" style:rel-column-width="65535*"/>
    </style:style>
    <style:style style:name="Table48.A1" style:family="table-cell">
      <style:table-cell-properties fo:padding="0.0382in" fo:border="none"/>
    </style:style>
    <style:style style:name="Table49" style:family="table">
      <style:table-properties style:width="5.4604in" fo:margin-left="0.4597in" fo:margin-right="0.0799in" fo:margin-top="0in" fo:margin-bottom="0.0799in" table:align="margins"/>
    </style:style>
    <style:style style:name="Table49.A" style:family="table-column">
      <style:table-column-properties style:column-width="5.4604in" style:rel-column-width="65535*"/>
    </style:style>
    <style:style style:name="Table49.A1" style:family="table-cell">
      <style:table-cell-properties fo:padding="0.0382in" fo:border="none"/>
    </style:style>
    <style:style style:name="Table50" style:family="table">
      <style:table-properties style:width="5.4604in" fo:margin-left="0.4597in" fo:margin-right="0.0799in" fo:margin-top="0in" fo:margin-bottom="0.0799in" table:align="margins"/>
    </style:style>
    <style:style style:name="Table50.A" style:family="table-column">
      <style:table-column-properties style:column-width="5.4604in" style:rel-column-width="65535*"/>
    </style:style>
    <style:style style:name="Table50.1" style:family="table-row">
      <style:table-row-properties fo:keep-together="always"/>
    </style:style>
    <style:style style:name="Table50.A1" style:family="table-cell">
      <style:table-cell-properties fo:padding="0.0382in" fo:border="none"/>
    </style:style>
    <style:style style:name="Table51" style:family="table">
      <style:table-properties style:width="5.4604in" fo:margin-left="0.4597in" fo:margin-right="0.0799in" fo:margin-top="0in" fo:margin-bottom="0.0799in" table:align="margins"/>
    </style:style>
    <style:style style:name="Table51.A" style:family="table-column">
      <style:table-column-properties style:column-width="5.4604in" style:rel-column-width="65535*"/>
    </style:style>
    <style:style style:name="Table51.1" style:family="table-row">
      <style:table-row-properties fo:keep-together="always"/>
    </style:style>
    <style:style style:name="Table51.A1" style:family="table-cell">
      <style:table-cell-properties fo:padding="0.0382in" fo:border="none"/>
    </style:style>
    <style:style style:name="Table53" style:family="table">
      <style:table-properties style:width="3.5306in" fo:margin-left="0.4597in" fo:margin-right="2.0097in" fo:margin-top="0in" fo:margin-bottom="0.0799in" table:align="margins" style:may-break-between-rows="false"/>
    </style:style>
    <style:style style:name="Table53.A" style:family="table-column">
      <style:table-column-properties style:column-width="1.5694in" style:rel-column-width="29138*"/>
    </style:style>
    <style:style style:name="Table53.B" style:family="table-column">
      <style:table-column-properties style:column-width="0.6958in" style:rel-column-width="12918*"/>
    </style:style>
    <style:style style:name="Table53.C" style:family="table-column">
      <style:table-column-properties style:column-width="1.2646in" style:rel-column-width="23479*"/>
    </style:style>
    <style:style style:name="Table53.A1" style:family="table-cell">
      <style:table-cell-properties fo:padding="0.0382in" fo:border="none"/>
    </style:style>
    <style:style style:name="Table53.B2" style:family="table-cell" style:data-style-name="N0">
      <style:table-cell-properties style:vertical-align="bottom" fo:padding="0.0382in" fo:border="none"/>
    </style:style>
    <style:style style:name="Table5" style:family="table">
      <style:table-properties style:width="5.5403in" fo:margin-top="0in" fo:margin-bottom="0.0799in" table:align="right"/>
    </style:style>
    <style:style style:name="Table5.A" style:family="table-column">
      <style:table-column-properties style:column-width="1.3431in"/>
    </style:style>
    <style:style style:name="Table5.B" style:family="table-column">
      <style:table-column-properties style:column-width="4.1972in"/>
    </style:style>
    <style:style style:name="Table5.A1" style:family="table-cell">
      <style:table-cell-properties fo:padding-left="0.0403in" fo:padding-right="0.0403in" fo:padding-top="0.0403in" fo:padding-bottom="0.1201in" fo:border="none"/>
    </style:style>
    <style:style style:name="Table36" style:family="table">
      <style:table-properties style:width="3.7125in" fo:margin-left="0.4056in" fo:margin-right="-0.0014in" table:align="margins" style:may-break-between-rows="false"/>
    </style:style>
    <style:style style:name="Table36.A" style:family="table-column">
      <style:table-column-properties style:column-width="0.7569in" style:rel-column-width="13356*"/>
    </style:style>
    <style:style style:name="Table36.B" style:family="table-column">
      <style:table-column-properties style:column-width="2.9556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keep-with-next="always"/>
    </style:style>
    <style:style style:name="P3" style:family="paragraph" style:parent-style-name="Table_20_Contents">
      <style:paragraph-properties fo:text-align="start" style:justify-single-word="false" fo:keep-with-next="always"/>
    </style:style>
    <style:style style:name="P4" style:family="paragraph" style:parent-style-name="Text_20_body">
      <style:text-properties fo:language="en" fo:country="US"/>
    </style:style>
    <style:style style:name="P5" style:family="paragraph" style:parent-style-name="Text_20_body">
      <style:paragraph-properties fo:text-align="end"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Courier1" fo:font-size="8pt" style:font-size-asian="8pt" style:font-size-complex="8pt"/>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List" style:list-style-name="L1"/>
    <style:style style:name="P16" style:family="paragraph" style:parent-style-name="List" style:list-style-name="L2"/>
    <style:style style:name="P17" style:family="paragraph" style:parent-style-name="Table_20_List_20_1">
      <style:paragraph-properties fo:margin-left="0.2984in" fo:margin-right="0.0016in" fo:text-indent="-0.1681in" style:auto-text-indent="false"/>
    </style:style>
    <style:style style:name="P18" style:family="paragraph" style:parent-style-name="Table_20_List_20_1">
      <style:paragraph-properties fo:margin-left="0.2689in" fo:margin-right="0.0016in" fo:text-indent="-0.1484in" style:auto-text-indent="false">
        <style:tab-stops/>
      </style:paragraph-properties>
    </style:style>
    <style:style style:name="P19" style:family="paragraph" style:parent-style-name="Table_20_List_20_1">
      <style:paragraph-properties fo:margin-left="0.2689in" fo:margin-right="0.0016in" fo:margin-top="0in" fo:margin-bottom="0.0402in" loext:contextual-spacing="false" fo:text-indent="-0.1484in" style:auto-text-indent="false" style:shadow="none">
        <style:tab-stops/>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style:font-name-asian="Times New Roman" style:font-name-complex="Times New Roman"/>
    </style:style>
    <style:style style:name="T11" style:family="text">
      <style:text-properties officeooo:rsid="000a54f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EXR File Layout</text:p>
      <text:p text:style-name="Title_20_details">Last Update: <text:date style:data-style-name="N75" text:date-value="2019-07-09T14:22:36.006501778">Jul 9, 2019</text:date></text:p>
      <text:p text:style-name="Title_20_details">Florian Kainz</text:p>
      <text:p text:style-name="Title_20_details">Industrial Light &amp; Magic</text:p>
      <text:h text:style-name="Heading_20_1" text:outline-level="1">Document Purpose and Audience</text:h>
      <text:p text:style-name="Text_20_body">This document gives an overview of the layout of OpenEXR 2.0 image files as byte sequences. <text:s/>It covers both single and multi-part formats, and how deep data is handled.</text:p>
      <text:p text:style-name="Text_20_body">The text assumes that the reader is familiar with OpenEXR terms such as "channel", "attribute", "data window" or "chunk". <text:s/>For an explanation of those terms see the <text:span text:style-name="T6">Technical Introduction to OpenEXR</text:span>.</text:p>
      <text:p text:style-name="Text_20_body"><text:span text:style-name="T1">Note: <text:s/></text:span>This document does not define the OpenEXR file format. <text:s/>OpenEXR is defined as the file format that is read and written by the IlmImf open-source C++ library. <text:s/>If this document and the IlmImf library disagree, then the library takes precedenc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ocument Purpose and Audience<text:tab/>1</text:p>
          <text:p text:style-name="P10">Backwards Compatibility and New or Changed Functionality<text:tab/>3</text:p>
          <text:p text:style-name="P11">OpenEXR Backwards Compatibility (1.7 and 2.0)<text:tab/>3</text:p>
          <text:p text:style-name="P11">New Features for OpenEXR 2.0: <text:s/>Multi-Part and Deep Data<text:tab/>3</text:p>
          <text:p text:style-name="P10">Basic Data Types<text:tab/>3</text:p>
          <text:p text:style-name="P11">Integers<text:tab/>3</text:p>
          <text:p text:style-name="P11">Floating-Point Numbers<text:tab/>4</text:p>
          <text:p text:style-name="P11">Text<text:tab/>4</text:p>
          <text:p text:style-name="P11">Packing<text:tab/>4</text:p>
          <text:p text:style-name="P10">File Layout<text:tab/>5</text:p>
          <text:p text:style-name="P11">High-Level Layout<text:tab/>5</text:p>
          <text:p text:style-name="P11">Comparison between Single-Part and Multi-Part File Layouts<text:tab/>5</text:p>
          <text:p text:style-name="P10">Components One and Two: <text:s/>Magic Number and Version Field<text:tab/>5</text:p>
          <text:p text:style-name="P11">Magic Number<text:tab/>5</text:p>
          <text:p text:style-name="P11">Version Field<text:tab/>6</text:p>
          <text:p text:style-name="P10">Component Three: <text:s/>Header<text:tab/>7</text:p>
          <text:p text:style-name="P11">Structure<text:tab/>7</text:p>
          <text:p text:style-name="P11">Attribute Layout<text:tab/>8</text:p>
          <text:p text:style-name="P11">Header Attributes (All Files)<text:tab/>8</text:p>
          <text:p text:style-name="P11">Tile Header Attribute<text:tab/>8</text:p>
          <text:p text:style-name="P11">Multi-View Header Attribute<text:tab/>9</text:p>
          <text:p text:style-name="P11">Multi-Part and Deep Data Header Attributes (New in 2.0)<text:tab/>9</text:p>
          <text:p text:style-name="P11">Deep Data Header Attributes (New in 2.0)<text:tab/>9</text:p>
          <text:p text:style-name="P10">Component Four: <text:s/>Offset Tables<text:tab/>10</text:p>
          <text:p text:style-name="P11">Offset Tables<text:tab/>10</text:p>
          <text:p text:style-name="P11">Offset Table Size<text:tab/>10</text:p>
          <text:p text:style-name="P11">Scan Lines<text:tab/>10</text:p>
          <text:p text:style-name="P11">Tiles<text:tab/>10</text:p>
          <text:p text:style-name="P11">Multi-part (New in 2.0)<text:tab/>10</text:p>
          <text:p text:style-name="P10">Component Five: <text:s/>Pixel data<text:tab/>11</text:p>
          <text:p text:style-name="P11">Chunk Layout (New in 2.0)<text:tab/>11</text:p>
          <text:p text:style-name="P11">Regular Scan Line Blocks<text:tab/>11</text:p>
          <text:p text:style-name="P11">Regular ImageTiles<text:tab/>12</text:p>
          <text:p text:style-name="P11"><text:soft-page-break/>Deep Data (New in 2.0)<text:tab/>13</text:p>
          <text:p text:style-name="P10">Predefined Attribute Types<text:tab/>14</text:p>
          <text:p text:style-name="P10">Sample File<text:tab/>16</text:p>
        </text:index-body>
      </text:table-of-content>
      <text:p text:style-name="Text_20_body"/>
      <text:h text:style-name="P14" text:outline-level="1">Backwards Compatibility and New or Changed Functionality</text:h>
      <text:h text:style-name="Heading_20_2" text:outline-level="2">OpenEXR Backwards Compatibility (1.7 and 2.0)</text:h>
      <text:p text:style-name="Text_20_body">OpenEXR 1.7 and earlier format files are fully supported by OpenEXR 2.0. <text:s/>You can still use the 1.7 file format with the 2.0 library. <text:s/>If you use the 2.0 format for single-part scan line image and tile image data, your data will be stored in the same way as the 1.7 files. <text:s/>You can recompile your 1.7 files to take advantage of the new format EXRs (multiple-part files, and/or deep scan line and deep tile data).</text:p>
      <text:h text:style-name="Heading_20_2" text:outline-level="2">New Features for OpenEXR 2.0: <text:s/>Multi-Part and Deep Data</text:h>
      <text:p text:style-name="Text_20_body">The multi-part format is an extension of the OpenEXR 1.7 single-part file format. <text:s/>In addition to supporting the OpenEXR 1.7 data storage (a single scan line or tiled image), OpenEXR 2.0 files can be used to store multiple views and/or deep data (deep scan line or deep tiles).</text:p>
      <text:p text:style-name="Text_20_body">While you can continue to use the 1.7 format for files, these changes to the file layout are required to support the new multi-part and deep data feature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Feature</text:p>
            </table:table-cell>
            <table:table-cell table:style-name="Table47.A1" office:value-type="string">
              <text:p text:style-name="Table_20_Heading">Description</text:p>
            </table:table-cell>
            <table:table-cell table:style-name="Table47.A1" office:value-type="string">
              <text:p text:style-name="Table_20_Heading">See</text:p>
            </table:table-cell>
          </table:table-row>
        </table:table-header-rows>
        <table:table-row>
          <table:table-cell table:style-name="Table47.A1" office:value-type="string">
            <text:p text:style-name="Text_20_body">Version field</text:p>
          </table:table-cell>
          <table:table-cell table:style-name="Table47.A1" office:value-type="string">
            <text:p text:style-name="Table_20_Contents">Bits 11 and 12 indicate whether the file contains deep data (bit 11), or more than one part (bit 12).</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Version Field">6</text:reference-ref></text:p>
          </table:table-cell>
        </table:table-row>
        <table:table-row>
          <table:table-cell table:style-name="Table47.A1" office:value-type="string">
            <text:p text:style-name="Text_20_body">Header</text:p>
          </table:table-cell>
          <table:table-cell table:style-name="Table47.A1" office:value-type="string">
            <text:p text:style-name="Table_20_Contents">To store more than one part in the file, you need to have a header for each part.</text:p>
          </table:table-cell>
          <table:table-cell table:style-name="Table47.A1" office:value-type="string">
            <text:p text:style-name="Table_20_Contents"><text:span text:style-name="T6"><text:reference-ref text:reference-format="text" text:ref-name="Header Structure">Structure</text:reference-ref></text:span> on page <text:reference-ref text:reference-format="page" text:ref-name="Header Structure">7</text:reference-ref></text:p>
          </table:table-cell>
        </table:table-row>
        <table:table-row>
          <table:table-cell table:style-name="Table47.A1" office:value-type="string">
            <text:p text:style-name="Text_20_body">Header attributes</text:p>
          </table:table-cell>
          <table:table-cell table:style-name="Table47.A1" office:value-type="string">
            <text:p text:style-name="Table_20_Contents">There are a number of attributes which have been defined to store data which is relevant to deep data and multi-part files. <text:s/>These include: name (one for each part), data type (you can have different types of data in different views), and the maximum number of samples to take in a deep data channel.</text:p>
          </table:table-cell>
          <table:table-cell table:style-name="Table47.A1" office:value-type="string">
            <text:p text:style-name="P9"><text:span text:style-name="T6"><text:reference-ref text:reference-format="text" text:ref-name="Multi-part and Deep Data Header Attributes">Multi-Part and Deep Data Header Attributes</text:reference-ref></text:span> on page <text:reference-ref text:reference-format="page" text:ref-name="Multi-part and Deep Data Header Attributes">9</text:reference-ref></text:p>
          </table:table-cell>
        </table:table-row>
        <table:table-row>
          <table:table-cell table:style-name="Table47.A1" office:value-type="string">
            <text:p text:style-name="Text_20_body">Offset tables and chunks</text:p>
          </table:table-cell>
          <table:table-cell table:style-name="Table47.A1" office:value-type="string">
            <text:p text:style-name="Table_20_Contents">To store more than one part in the file, you need to have an offset table for each part, and chunks for each part.</text:p>
            <text:p text:style-name="Table_20_Contents">The chunks must begin with a part number.</text:p>
          </table:table-cell>
          <table:table-cell table:style-name="Table47.A1" office:value-type="string">
            <text:p text:style-name="P9"><text:span text:style-name="T6"><text:reference-ref text:reference-format="text" text:ref-name="Offset tables">Component Four:  Offset Tables</text:reference-ref></text:span> on page <text:reference-ref text:reference-format="page" text:ref-name="Offset tables">10</text:reference-ref>, and <text:span text:style-name="T6"><text:reference-ref text:reference-format="text" text:ref-name="Chunk layout">Chunk Layout</text:reference-ref></text:span> on page <text:reference-ref text:reference-format="page" text:ref-name="Chunk layout">11</text:reference-ref>.</text:p>
          </table:table-cell>
        </table:table-row>
        <table:table-row>
          <table:table-cell table:style-name="Table47.A1" office:value-type="string">
            <text:p text:style-name="Text_20_body">Deep Data</text:p>
          </table:table-cell>
          <table:table-cell table:style-name="Table47.A1" office:value-type="string">
            <text:p text:style-name="Table_20_Contents">Deep data has a unique storage format.</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Deep Data">13</text:reference-ref></text:p>
          </table:table-cell>
        </table:table-row>
      </table:table>
      <text:h text:style-name="Heading_20_1" text:outline-level="1">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7">endian (that is,</text:span> the least significant byte is closest to the start of the file).</text:p>
      <text:p text:style-name="Text_20_body_20_-_20_lead_20_in"><text:soft-page-break/><text:span text:style-name="T7">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signed</text:p>
            </table:table-cell>
            <table:table-cell table:style-name="Table1.A1" office:value-type="string">
              <text:p text:style-name="Table_20_Heading">size in bytes</text:p>
            </table:table-cell>
          </table:table-row>
        </table:table-header-rows>
        <table:table-row>
          <table:table-cell table:style-name="Table1.A1" office:value-type="string">
            <text:p text:style-name="Table_20_Contents"><text:span text:style-name="Source_20_Text"><text:span text:style-name="T3">unsigned char</text:span></text:span></text:p>
          </table:table-cell>
          <table:table-cell table:style-name="Table1.A1" office:value-type="string">
            <text:p text:style-name="Table_20_Contents">no</text:p>
          </table:table-cell>
          <table:table-cell table:style-name="Table1.C2" office:value-type="float" office:value="1">
            <text:p text:style-name="Table_20_Contents">1</text:p>
          </table:table-cell>
        </table:table-row>
        <table:table-row>
          <table:table-cell table:style-name="Table1.A1" office:value-type="string">
            <text:p text:style-name="Table_20_Contents"><text:span text:style-name="Source_20_Text"><text:span text:style-name="T3">short</text:span></text:span></text:p>
          </table:table-cell>
          <table:table-cell table:style-name="Table1.A1" office:value-type="string">
            <text:p text:style-name="Table_20_Contents">yes</text:p>
          </table:table-cell>
          <table:table-cell table:style-name="Table1.C2" office:value-type="float" office:value="2">
            <text:p text:style-name="Table_20_Contents">2</text:p>
          </table:table-cell>
        </table:table-row>
        <table:table-row>
          <table:table-cell table:style-name="Table1.A4" office:value-type="string">
            <text:p text:style-name="Table_20_Contents"><text:span text:style-name="Source_20_Text"><text:span text:style-name="T3">unsigned short</text:span></text:span></text:p>
          </table:table-cell>
          <table:table-cell table:style-name="Table1.A1" office:value-type="string">
            <text:p text:style-name="Table_20_Contents">no</text:p>
          </table:table-cell>
          <table:table-cell table:style-name="Table1.C2" office:value-type="float" office:value="2">
            <text:p text:style-name="Table_20_Contents">2</text:p>
          </table:table-cell>
        </table:table-row>
        <table:table-row>
          <table:table-cell table:style-name="Table1.A1" office:value-type="string">
            <text:p text:style-name="Table_20_Contents"><text:span text:style-name="Source_20_Text"><text:span text:style-name="T3">int</text:span></text:span></text:p>
          </table:table-cell>
          <table:table-cell table:style-name="Table1.A1" office:value-type="string">
            <text:p text:style-name="Table_20_Contents">yes</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int</text:span></text:span></text:p>
          </table:table-cell>
          <table:table-cell table:style-name="Table1.A1" office:value-type="string">
            <text:p text:style-name="Table_20_Contents">no</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long</text:span></text:span></text:p>
          </table:table-cell>
          <table:table-cell table:style-name="Table1.A1" office:value-type="string">
            <text:p text:style-name="Table_20_Contents">no</text:p>
          </table:table-cell>
          <table:table-cell table:style-name="Table1.C2" office:value-type="float" office:value="8">
            <text:p text:style-name="Table_20_Contents">8</text:p>
          </table:table-cell>
        </table:table-row>
      </table:table>
      <text:h text:style-name="Heading_20_2" text:outline-level="2" text:is-list-header="true">Floating-Point Numbers</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7">point</text:span> numbers is analogous to IEEE 754, but with 5 exponent bits and 10 bits for the fraction. <text:s/>The exponent bias is 15. <text:s/>Floating-point numbers are little-endian (that is: the least significant bits of the fraction are in the byte closest to the beginning of the file, while the sign bit and the most significant bits of the exponent are in the byte closest to the end of the file).</text:p>
      <text:p text:style-name="Text_20_body_20_-_20_lead_20_in">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A1" office:value-type="string">
              <text:p text:style-name="Table_20_Heading">size in bytes</text:p>
            </table:table-cell>
          </table:table-row>
        </table:table-header-rows>
        <table:table-row>
          <table:table-cell table:style-name="Table2.A1" office:value-type="string">
            <text:p text:style-name="Table_20_Contents"><text:span text:style-name="Source_20_Text"><text:span text:style-name="T3">half</text:span></text:span></text:p>
          </table:table-cell>
          <table:table-cell table:style-name="Table2.B2" office:value-type="float" office:value="2">
            <text:p text:style-name="Table_20_Contents">2</text:p>
          </table:table-cell>
        </table:table-row>
        <table:table-row>
          <table:table-cell table:style-name="Table2.A1" office:value-type="string">
            <text:p text:style-name="Table_20_Contents"><text:span text:style-name="Source_20_Text"><text:span text:style-name="T3">float</text:span></text:span></text:p>
          </table:table-cell>
          <table:table-cell table:style-name="Table2.B2" office:value-type="float" office:value="4">
            <text:p text:style-name="Table_20_Contents">4</text:p>
          </table:table-cell>
        </table:table-row>
        <table:table-row>
          <table:table-cell table:style-name="Table2.A1" office:value-type="string">
            <text:p text:style-name="Table_20_Contents"><text:span text:style-name="Source_20_Text"><text:span text:style-name="T3">double</text:span></text:span></text:p>
          </table:table-cell>
          <table:table-cell table:style-name="Table2.B2" office:value-type="float" office:value="8">
            <text:p text:style-name="Table_20_Contents">8</text:p>
          </table:table-cell>
        </table:table-row>
      </table:tabl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Packing</text:h>
      <text:p text:style-name="Text_20_body">Data in an OpenEXR file are densely packed; the file contains no "padding". <text:s/>For example, consider the following C <text:span text:style-name="T7">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On most computers, the in-memory representation of an <text:span text:style-name="Source_20_Text">SI</text:span> object occupies 8 bytes: 2 bytes for <text:span text:style-name="Source_20_Text">s</text:span>, 2 padding bytes to ensure four-byte alignment of <text:span text:style-name="Source_20_Text">i</text:span>, and 4 bytes for <text:span text:style-name="Source_20_Text">i</text:span>. <text:s/>In an OpenEXR file the same object would consume only 6 bytes: 2 bytes for <text:span text:style-name="Source_20_Text">s</text:span> and 4 bytes for <text:span text:style-name="Source_20_Text">i</text:span>. <text:s/>The 2 padding bytes are not stored in the file.</text:p>
      <text:h text:style-name="Heading_20_1" text:outline-level="1" text:is-list-header="true"><text:soft-page-break/>File Layout</text:h>
      <text:h text:style-name="Heading_20_2" text:outline-level="2" text:is-list-header="true"><text:reference-mark-start text:name="High-Level Layout"/>High-Level Layout<text:reference-mark-end text:name="High-Level Layout"/></text:h>
      <text:p text:style-name="Text_20_body_20_-_20_lead_20_in">Depending on whether the pixels in an OpenEXR file are stored as scan lines or as tiles, the file consists of the following componen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table:number-rows-spanned="2" office:value-type="string">
              <text:p text:style-name="Table_20_Heading">component</text:p>
            </table:table-cell>
            <table:table-cell table:style-name="Table3.A1" table:number-columns-spanned="2" office:value-type="string">
              <text:p text:style-name="P8">single-part file with...</text:p>
            </table:table-cell>
            <table:covered-table-cell/>
            <table:table-cell table:style-name="Table3.D1" table:number-rows-spanned="2" office:value-type="string">
              <text:p text:style-name="Table_20_Heading">multi-part file:</text:p>
            </table:table-cell>
          </table:table-row>
        </table:table-header-rows>
        <table:table-row>
          <table:covered-table-cell/>
          <table:table-cell table:style-name="Table3.A1" office:value-type="string">
            <text:p text:style-name="Table_20_Heading">scan lines:</text:p>
          </table:table-cell>
          <table:table-cell table:style-name="Table3.D1" office:value-type="string">
            <text:p text:style-name="Table_20_Heading">tiles:</text:p>
          </table:table-cell>
          <table:covered-table-cell/>
        </table:table-row>
        <table:table-row>
          <table:table-cell table:style-name="Table3.A1" office:value-type="string">
            <text:p text:style-name="Table_20_Contents">one</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row>
        <table:table-row>
          <table:table-cell table:style-name="Table3.A1" office:value-type="string">
            <text:p text:style-name="Table_20_Contents">two</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row>
        <table:table-row>
          <table:table-cell table:style-name="Table3.A1" office:value-type="string">
            <text:p text:style-name="Table_20_Contents">three</text:p>
          </table:table-cell>
          <table:table-cell table:style-name="Table3.A1" office:value-type="string">
            <text:p text:style-name="Preformatted_20_Text">header</text:p>
          </table:table-cell>
          <table:table-cell table:style-name="Table3.A1" office:value-type="string">
            <text:p text:style-name="Preformatted_20_Text">header</text:p>
          </table:table-cell>
          <table:table-cell table:style-name="Table3.A1" office:value-type="string">
            <text:p text:style-name="Preformatted_20_Text">part 0 header </text:p>
            <text:p text:style-name="Preformatted_20_Text">[part 1 header]</text:p>
            <text:p text:style-name="Preformatted_20_Text">...</text:p>
            <text:p text:style-name="Preformatted_20_Text">[&lt;empty header&gt;]</text:p>
          </table:table-cell>
        </table:table-row>
        <table:table-row>
          <table:table-cell table:style-name="Table3.A1" office:value-type="string">
            <text:p text:style-name="Table_20_Contents">four</text:p>
          </table:table-cell>
          <table:table-cell table:style-name="Table3.A1" office:value-type="string">
            <text:p text:style-name="Preformatted_20_Text">line offset table</text:p>
          </table:table-cell>
          <table:table-cell table:style-name="Table3.A1" office:value-type="string">
            <text:p text:style-name="Preformatted_20_Text">tile offset table</text:p>
          </table:table-cell>
          <table:table-cell table:style-name="Table3.A1" office:value-type="string">
            <text:p text:style-name="Preformatted_20_Text">part 0 chunk offset table</text:p>
            <text:p text:style-name="Preformatted_20_Text">[part 1 chunk offset table]</text:p>
            <text:p text:style-name="Preformatted_20_Text">...</text:p>
          </table:table-cell>
        </table:table-row>
        <table:table-row>
          <table:table-cell table:style-name="Table3.A1" office:value-type="string">
            <text:p text:style-name="Table_20_Contents">five</text:p>
          </table:table-cell>
          <table:table-cell table:style-name="Table3.A1" office:value-type="string">
            <text:p text:style-name="Preformatted_20_Text">scan line blocks</text:p>
          </table:table-cell>
          <table:table-cell table:style-name="Table3.A1" office:value-type="string">
            <text:p text:style-name="Preformatted_20_Text">tiles</text:p>
          </table:table-cell>
          <table:table-cell table:style-name="Table3.A1" office:value-type="string">
            <text:p text:style-name="Preformatted_20_Text"><text:span text:style-name="Source_20_Text">chunks</text:span></text:p>
          </table:table-cell>
        </table:table-row>
      </table:table>
      <text:p text:style-name="Text_20_body">It is the version field part which indicates whether the file is single or multi-part and whether the file contains deep data. <text:s/>“Chunk” is a general term to describe blocks of pixel data. <text:s/>A chunk can be a scan line block, a tile or deep data (scan line or tile).</text:p>
      <text:p text:style-name="Text_20_body">Deep data has no unique component structure of its own, but uses the structure that the file would have if it did not have deep data in it.</text:p>
      <text:h text:style-name="Heading_20_2" text:outline-level="2">Comparison between Single-Part and Multi-Part File Layouts</text:h>
      <text:p text:style-name="Text_20_body">Multi-part files have the same high level structure as single-part OpenEXR files, except the header, offset table and chunk components can have any number (two or more) parts. <text:s/>There must be the same number of headers as offset tables, and they must be in the same order. <text:s/>In addition, the header component of a multi-part file must end with a null byte (0x00). <text:s/>In multi-part files, each chunk contains a field that indicates which part's data it contains.</text:p>
      <text:h text:style-name="Heading_20_1" text:outline-level="1">Components One and Two: <text:s/>Magic Number and Version Field</text:h>
      <text:h text:style-name="Heading_20_2" text:outline-level="2">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text:soft-page-break/><text:reference-mark-start text:name="Version Field"/>Version Field<text:reference-mark-end text:name="Version Field"/></text:h>
      <text:p text:style-name="Text_20_body_20_-_20_lead_20_in">The version field, of type <text:span text:style-name="Source_20_Text">int</text:span>, is the four-byte group following the magic number, and it is treated as two separate bit fields.</text:p>
      <table:table table:name="Table37" table:style-name="Table37">
        <table:table-column table:style-name="Table37.A"/>
        <table:table-column table:style-name="Table37.B"/>
        <table:table-row table:style-name="Table37.1">
          <table:table-cell table:style-name="Table37.A1" office:value-type="string">
            <text:p text:style-name="Table_20_Heading">Byte/bit position</text:p>
          </table:table-cell>
          <table:table-cell table:style-name="Table37.A1" office:value-type="string">
            <text:p text:style-name="Table_20_Heading">Description and notes</text:p>
          </table:table-cell>
        </table:table-row>
        <table:table-row table:style-name="Table37.1">
          <table:table-cell table:style-name="Table37.A1" office:value-type="string">
            <text:p text:style-name="P9">first byte<text:line-break/>(bits 0 through 7)</text:p>
          </table:table-cell>
          <table:table-cell table:style-name="Table37.A1" office:value-type="string">
            <text:p text:style-name="Table_20_Contents">The 8 least significant bits, they contain the file format version number.</text:p>
            <text:p text:style-name="Table_20_Contents">The current OpenEXR version number is version 2.</text:p>
          </table:table-cell>
        </table:table-row>
        <table:table-row table:style-name="Table37.1">
          <table:table-cell table:style-name="Table37.A1" office:value-type="string">
            <text:p text:style-name="P9">second, third and fourth bytes<text:line-break/>(bits 8 through 31)</text:p>
          </table:table-cell>
          <table:table-cell table:style-name="Table37.A1" office:value-type="string">
            <text:p text:style-name="Table_20_Contents">The 24 most significant bits, these are treated as a set of boolean flags.</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9"><text:reference-mark-start text:name="Bit9"/>Bit 9<text:reference-mark-end text:name="Bit9"/> (the single tile bit)</text:p>
                  <text:p text:style-name="P9">bit mask: 0x200</text:p>
                </table:table-cell>
                <table:table-cell table:style-name="Table38.A1" office:value-type="string">
                  <text:p text:style-name="P9">Indicates that this is a single-part file which is in tiled format.</text:p>
                </table:table-cell>
                <table:table-cell table:style-name="Table38.C1" office:value-type="string">
                  <text:p text:style-name="Table_20_Contents">If bit 9 is 1:</text:p>
                  <text:list xml:id="list906663970786995748" text:style-name="Table_20_List">
                    <text:list-item>
                      <text:p text:style-name="P17">this is a regular single-part image and the pixels are stored as tiles, and</text:p>
                    </text:list-item>
                    <text:list-item>
                      <text:p text:style-name="Table_20_List_20_1">bits 11 and 12 must be 0.</text:p>
                    </text:list-item>
                  </text:list>
                  <text:p text:style-name="Table_20_Contents">If bit 9 is 0, and bits 11 and 12 are also 0: the data is stored as regular single-part scan line file.</text:p>
                  <text:p text:style-name="Table_20_Contents">This bit is for backwards compatibility with older libraries: it is only set when there is one "normal" tiled image in the file.</text:p>
                </table:table-cell>
              </table:table-row>
              <table:table-row table:style-name="Table38.1">
                <table:table-cell table:style-name="Table38.A2" office:value-type="string">
                  <text:p text:style-name="P9"><text:reference-mark-start text:name="Bit10"/>Bit 10<text:reference-mark-end text:name="Bit10"/> (the long name bit)</text:p>
                  <text:p text:style-name="Table_20_Contents">bit mask: 0x400</text:p>
                </table:table-cell>
                <table:table-cell table:style-name="Table38.A2" office:value-type="string">
                  <text:p text:style-name="P9">Indicates whether the file contains “long names”.</text:p>
                </table:table-cell>
                <table:table-cell table:style-name="Table38.C2" office:value-type="string">
                  <text:p text:style-name="Table_20_Contents">If bit 10 is 1, the maximum length is 255 bytes.</text:p>
                  <text:p text:style-name="Table_20_Contents">If bit 10 is 0, the maximum length of attribute names, attribute type names and channel names is 31 bytes.</text:p>
                </table:table-cell>
              </table:table-row>
              <table:table-row table:style-name="Table38.1">
                <table:table-cell table:style-name="Table38.A2" office:value-type="string">
                  <text:p text:style-name="P9"><text:reference-mark-start text:name="Bit11"/>Bit 11<text:reference-mark-end text:name="Bit11"/> (the non-image bit)</text:p>
                  <text:p text:style-name="Table_20_Contents">bit mask: 0x800</text:p>
                </table:table-cell>
                <table:table-cell table:style-name="Table38.A2" office:value-type="string">
                  <text:p text:style-name="P9">Indicates whether the file contains any “non-image parts” (deep data).</text:p>
                </table:table-cell>
                <table:table-cell table:style-name="Table38.C2" office:value-type="string">
                  <text:p text:style-name="Table_20_Contents">If bit 11 is 1, there is at least one part which is not a regular scan line image or regular tiled image (that is, it is a deep format).</text:p>
                  <text:p text:style-name="Table_20_Contents">If bit 11 is 0, all parts are entirely single or multiple scan line or tiled images.</text:p>
                  <text:p text:style-name="Table_20_Contents">New in 2.0.</text:p>
                </table:table-cell>
              </table:table-row>
              <table:table-row table:style-name="Table38.1">
                <table:table-cell table:style-name="Table38.A2" office:value-type="string">
                  <text:p text:style-name="P9"><text:reference-mark-start text:name="Bit12"/>Bit 12<text:reference-mark-end text:name="Bit12"/> (the multipart bit)</text:p>
                  <text:p text:style-name="Table_20_Contents">bit mask: 0x1000</text:p>
                </table:table-cell>
                <table:table-cell table:style-name="Table38.A2" office:value-type="string">
                  <text:p text:style-name="P9">Indicates the file is a multi-part file.</text:p>
                </table:table-cell>
                <table:table-cell table:style-name="Table38.C2" office:value-type="string">
                  <text:p text:style-name="Table_20_Contents">If bit 12 is 1:</text:p>
                  <text:list xml:id="list142236832163345" text:continue-numbering="true" text:style-name="Table_20_List">
                    <text:list-item>
                      <text:p text:style-name="Table_20_List_20_1">the file does not contain exactly 1 part and the 'end of header' byte must be included at the end of each header part, and</text:p>
                    </text:list-item>
                    <text:list-item>
                      <text:p text:style-name="P17">the part number fields must be added to the chunks.</text:p>
                    </text:list-item>
                  </text:list>
                  <text:p text:style-name="Table_20_Contents">If bit 12 is 0, this is not a multi-part file and the 'end of header' byte and part number fields in chunks must be omitted.</text:p>
                  <text:p text:style-name="Table_20_Contents">New in 2.0.</text:p>
                </table:table-cell>
              </table:table-row>
            </table:table>
            <text:p text:style-name="Table_20_Contents">The remaining 19 flags in the version field are currently unused and should be set to 0.</text:p>
          </table:table-cell>
        </table:table-row>
      </table:table>
      <text:h text:style-name="Heading_20_3" text:outline-level="3"><text:soft-page-break/>Version field, valid values</text:h>
      <text:p text:style-name="Text_20_body_20_-_20_lead_20_in">All valid combinations of the version field bits are as follows:</text:p>
      <table:table table:name="Table39" table:style-name="Table39">
        <table:table-column table:style-name="Table39.A"/>
        <table:table-column table:style-name="Table39.B"/>
        <table:table-column table:style-name="Table39.C" table:number-columns-repeated="2"/>
        <table:table-column table:style-name="Table39.E"/>
        <table:table-row table:style-name="Table39.1">
          <table:table-cell table:style-name="Table39.A1" office:value-type="string">
            <text:p text:style-name="Table_20_Heading">Description</text:p>
          </table:table-cell>
          <table:table-cell table:style-name="Table39.A1" office:value-type="string">
            <text:p text:style-name="Table_20_Heading">Compatible with</text:p>
          </table:table-cell>
          <table:table-cell table:style-name="Table39.A1" office:value-type="string">
            <text:p text:style-name="Table_20_Heading">bit 9</text:p>
          </table:table-cell>
          <table:table-cell table:style-name="Table39.A1" office:value-type="string">
            <text:p text:style-name="Table_20_Heading">bit 1<text:span text:style-name="T11">1</text:span></text:p>
          </table:table-cell>
          <table:table-cell table:style-name="Table39.A1" office:value-type="string">
            <text:p text:style-name="Table_20_Heading">bit 1<text:span text:style-name="T11">2</text:span></text:p>
          </table:table-cell>
        </table:table-row>
        <table:table-row table:style-name="Table39.1">
          <table:table-cell table:style-name="Table39.A1" office:value-type="string">
            <text:p text:style-name="P3">Single-part scan line.<text:line-break/>One normal scan line image.</text:p>
          </table:table-cell>
          <table:table-cell table:style-name="Table39.A1" office:value-type="string">
            <text:p text:style-name="P3">All versions of OpenEXR.</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Single-part tile.<text:line-break/>One normal tiled image.</text:p>
          </table:table-cell>
          <table:table-cell table:style-name="Table39.A1" office:value-type="string">
            <text:p text:style-name="P3">All versions of OpenEXR.</text:p>
          </table:table-cell>
          <table:table-cell table:style-name="Table39.A1" office:value-type="string">
            <text:p text:style-name="P2">1</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Multi-part (new in 2.0).<text:line-break/>Multiple normal images (scan line and/or tiled).</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1</text:p>
          </table:table-cell>
        </table:table-row>
        <table:table-row table:style-name="Table39.1">
          <table:table-cell table:style-name="Table39.A1" office:value-type="string">
            <text:p text:style-name="P3">Single-part deep data (new in 2.0).<text:line-break/>One deep tile or deep scan line part.</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0</text:p>
          </table:table-cell>
        </table:table-row>
        <table:table-row table:style-name="Table39.1">
          <table:table-cell table:style-name="Table39.A1" office:value-type="string">
            <text:p text:style-name="P3">Multi-part deep data (new in 2.0).<text:line-break/>Multiple parts (any combination of: tiles, scan lines, deep tiles and/or deep scan lines).</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1</text:p>
          </table:table-cell>
        </table:table-row>
      </table:table>
      <text:p text:style-name="Text_20_body"><text:span text:style-name="T1">Note: <text:s/></text:span>The version field bits define what capabilities must be available in the software so it can handle the file, rather than the exact format of the file. <text:s/>While the 9 and 11 bit settings must agree with the type attributes of all parts, in OpenEXR 2.0 the data format of each type is definitively set by the type attribute in that part's header alone.</text:p>
      <text:h text:style-name="Heading_20_1" text:outline-level="1">Component Three: <text:s/>Header</text:h>
      <text:h text:style-name="Heading_20_2" text:outline-level="2"><text:reference-mark-start text:name="Header Structure"/>Structure<text:reference-mark-end text:name="Header Structure"/></text:h>
      <text:h text:style-name="Heading_20_3" text:outline-level="3">Single-part file</text:h>
      <text:p text:style-name="Text_20_body_20_-_20_lead_20_in">The header component of the single-part file holds a single header (for single-part files).</text:p>
      <text:p text:style-name="Text_20_body">Each header is a sequence of attributes ended by a null byte.</text:p>
      <text:p text:style-name="List"><text:span text:style-name="T5">The file has the same structure as a 1.7 file. <text:s/>That is, the multi-part bit (bit 12) must be </text:span><text:span text:style-name="T4">0,</text:span><text:span text:style-name="T5"> and the single null byte that signals the end of the headers must be omitted. <text:s/>This structure also applies to single-part deep data files.</text:span></text:p>
      <text:h text:style-name="Heading_20_3" text:outline-level="3">Multi-part file (new in 2.0)</text:h>
      <text:p text:style-name="Text_20_body_20_-_20_lead_20_in">The header component of a multi-part file holds a set of headers, with a separate header for each part (in multi-part files) and a null byte signalling the end of the header component:</text:p>
      <table:table table:name="Table40" table:style-name="Table40">
        <table:table-column table:style-name="Table40.A"/>
        <table:table-row>
          <table:table-cell table:style-name="Table40.A1" office:value-type="string">
            <text:p text:style-name="Preformatted_20_Text">part 0 header</text:p>
            <text:p text:style-name="Preformatted_20_Text">[part 1 header]</text:p>
            <text:p text:style-name="Preformatted_20_Text">...</text:p>
            <text:p text:style-name="Preformatted_20_Text">[&lt;empty header&gt;]</text:p>
          </table:table-cell>
        </table:table-row>
      </table:table>
      <text:p text:style-name="Text_20_body">Each header is a sequence of attributes ended by a null byte.</text:p>
      <text:p text:style-name="P6">The multipart bit (bit 12) must be set to 1, and the list of headers must be followed by a single null byte (0x00) (that is, an empty header).</text:p>
      <text:h text:style-name="Heading_20_2" text:outline-level="2"><text:soft-page-break/><text:reference-mark-start text:name="Header Attribute"/>Attribute Layout<text:reference-mark-end text:name="Header Attribute"/></text:h>
      <text:p text:style-name="Text_20_body_20_-_20_lead_20_in">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The <text:span text:style-name="T1">attribute name</text:span> and the <text:span text:style-name="T1">attribute type</text:span> are null-terminated text strings. <text:s/>Excluding the null byte, the name and type must each be as least 1 byte and at most :</text:p>
      <text:list xml:id="list5383191740059665951" text:style-name="L1">
        <text:list-item>
          <text:p text:style-name="P15">31 bytes long (if bit 10 is set to 0), or</text:p>
        </text:list-item>
        <text:list-item>
          <text:p text:style-name="P15">255 bytes long (if bit 10 is set to 1).</text:p>
        </text:list-item>
      </text:list>
      <text:p text:style-name="Text_20_body">Both single-part and multi-part files use the same attribute types.</text:p>
      <text:p text:style-name="Text_20_body">The <text:span text:style-name="T1">attribute size</text:span>, of type <text:span text:style-name="Source_20_Text">int</text:span>, indicates the size (in bytes) of the attribute value.</text:p>
      <text:p text:style-name="Text_20_body">The layout of the <text:span text:style-name="T1">attribute value</text:span> depends on the attribute type. <text:s/>The IlmImf library predefines several different attribute types (see page <text:reference-ref text:reference-format="page" text:ref-name="Predefined attribute types">14</text:reference-ref>). <text:s/>Application programs can define and store additional attribute types.</text:p>
      <text:h text:style-name="Heading_20_2" text:outline-level="2"><text:reference-mark-start text:name="Header Attributes - Required"/>Header Attributes (All Files)<text:reference-mark-end text:name="Header Attributes - Required"/></text:h>
      <text:p text:style-name="Text_20_body_20_-_20_lead_20_in">The header of every OpenEXR file must contain at least the following attributes:</text:p>
      <table:table table:name="Table35" table:style-name="Table35">
        <table:table-column table:style-name="Table35.A"/>
        <table:table-column table:style-name="Table35.B"/>
        <table:table-header-rows>
          <table:table-row>
            <table:table-cell table:style-name="Table35.A1" office:value-type="string">
              <text:p text:style-name="Table_20_Heading">attribute name</text:p>
            </table:table-cell>
            <table:table-cell table:style-name="Table35.A1" office:value-type="string">
              <text:p text:style-name="Table_20_Heading">attribute type</text:p>
            </table:table-cell>
          </table:table-row>
        </table:table-header-rows>
        <table:table-row>
          <table:table-cell table:style-name="Table35.A1" office:value-type="string">
            <text:p text:style-name="Table_20_Contents"><text:span text:style-name="Source_20_Text"><text:span text:style-name="T3">channels</text:span></text:span></text:p>
          </table:table-cell>
          <table:table-cell table:style-name="Table35.A1" office:value-type="string">
            <text:p text:style-name="Table_20_Contents"><text:span text:style-name="Source_20_Text"><text:span text:style-name="T3">chlist</text:span></text:span></text:p>
          </table:table-cell>
        </table:table-row>
        <table:table-row>
          <table:table-cell table:style-name="Table35.A1" office:value-type="string">
            <text:p text:style-name="Table_20_Contents"><text:span text:style-name="Source_20_Text"><text:span text:style-name="T3">compression</text:span></text:span></text:p>
          </table:table-cell>
          <table:table-cell table:style-name="Table35.A1" office:value-type="string">
            <text:p text:style-name="Table_20_Contents"><text:span text:style-name="Source_20_Text"><text:span text:style-name="T3">compression</text:span></text:span></text:p>
          </table:table-cell>
        </table:table-row>
        <table:table-row>
          <table:table-cell table:style-name="Table35.A1" office:value-type="string">
            <text:p text:style-name="Table_20_Contents"><text:span text:style-name="Source_20_Text"><text:span text:style-name="T3">data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display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lineOrder</text:span></text:span></text:p>
          </table:table-cell>
          <table:table-cell table:style-name="Table35.A1" office:value-type="string">
            <text:p text:style-name="Table_20_Contents"><text:span text:style-name="Source_20_Text"><text:span text:style-name="T3">lineOrder</text:span></text:span></text:p>
          </table:table-cell>
        </table:table-row>
        <table:table-row>
          <table:table-cell table:style-name="Table35.A1" office:value-type="string">
            <text:p text:style-name="Table_20_Contents"><text:span text:style-name="Source_20_Text"><text:span text:style-name="T3">pixelAspectRatio</text:span></text:span></text:p>
          </table:table-cell>
          <table:table-cell table:style-name="Table35.A1" office:value-type="string">
            <text:p text:style-name="Table_20_Contents"><text:span text:style-name="Source_20_Text"><text:span text:style-name="T3">float</text:span></text:span></text:p>
          </table:table-cell>
        </table:table-row>
        <table:table-row>
          <table:table-cell table:style-name="Table35.A1" office:value-type="string">
            <text:p text:style-name="Table_20_Contents"><text:span text:style-name="Source_20_Text"><text:span text:style-name="T3">screenWindowCenter</text:span></text:span></text:p>
          </table:table-cell>
          <table:table-cell table:style-name="Table35.A1" office:value-type="string">
            <text:p text:style-name="Table_20_Contents"><text:span text:style-name="Source_20_Text"><text:span text:style-name="T3">v2f</text:span></text:span></text:p>
          </table:table-cell>
        </table:table-row>
        <table:table-row>
          <table:table-cell table:style-name="Table35.A1" office:value-type="string">
            <text:p text:style-name="Table_20_Contents"><text:span text:style-name="Source_20_Text"><text:span text:style-name="T3">screenWindowWidth</text:span></text:span></text:p>
          </table:table-cell>
          <table:table-cell table:style-name="Table35.A1" office:value-type="string">
            <text:p text:style-name="Table_20_Contents"><text:span text:style-name="Source_20_Text"><text:span text:style-name="T3">float</text:span></text:span></text:p>
          </table:table-cell>
        </table:table-row>
      </table:table>
      <text:p text:style-name="Text_20_body">For descriptions of what these attributes are for, see the <text:span text:style-name="T6">Technical Introduction to OpenEXR</text:span>.</text:p>
      <text:h text:style-name="Heading_20_2" text:outline-level="2">Tile Header Attribute</text:h>
      <text:p text:style-name="Text_20_body_20_-_20_lead_20_in">This attributes is required in the header for all files which contain one or more tiles:</text:p>
      <table:table table:name="Table41" table:style-name="Table41">
        <table:table-column table:style-name="Table41.A"/>
        <table:table-column table:style-name="Table41.B"/>
        <table:table-column table:style-name="Table41.C"/>
        <table:table-header-rows>
          <table:table-row table:style-name="Table41.1">
            <table:table-cell table:style-name="Table41.A1" office:value-type="string">
              <text:p text:style-name="Table_20_Heading">attribute name</text:p>
            </table:table-cell>
            <table:table-cell table:style-name="Table41.A1" office:value-type="string">
              <text:p text:style-name="Table_20_Heading">attribute type</text:p>
            </table:table-cell>
            <table:table-cell table:style-name="Table41.A1" office:value-type="string">
              <text:p text:style-name="Table_20_Heading">Notes</text:p>
            </table:table-cell>
          </table:table-row>
        </table:table-header-rows>
        <table:table-row table:style-name="Table41.1">
          <table:table-cell table:style-name="Table41.A1" office:value-type="string">
            <text:p text:style-name="Preformatted_20_Text">tiles</text:p>
          </table:table-cell>
          <table:table-cell table:style-name="Table41.A1" office:value-type="string">
            <text:p text:style-name="Preformatted_20_Text">tiledesc</text:p>
          </table:table-cell>
          <table:table-cell table:style-name="Table41.A1" office:value-type="string">
            <text:p text:style-name="Table_20_Contents">Determines the size of the tiles and the number of resolution levels in the file.</text:p>
            <text:p text:style-name="Table_20_Contents"><text:span text:style-name="T1">Note: <text:s/></text:span>The IlmImf library ignores tile description attributes in scan line based files. <text:s/>The decision whether the file contains scan lines or tiles is based on the value of bit 9 in the file's version field, not on the presence of a tile description attribute.</text:p>
          </table:table-cell>
        </table:table-row>
      </table:table>
      <text:h text:style-name="Heading_20_2" text:outline-level="2"><text:soft-page-break/>Multi-View Header Attribute</text:h>
      <text:p text:style-name="Text_20_body_20_-_20_lead_20_in">This attribute can be used in the header for multi-part file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ttribute name</text:p>
            </table:table-cell>
            <table:table-cell table:style-name="Table45.A1" office:value-type="string">
              <text:p text:style-name="Table_20_Heading">attribute type</text:p>
            </table:table-cell>
            <table:table-cell table:style-name="Table45.A1" office:value-type="string">
              <text:p text:style-name="Table_20_Heading">Notes</text:p>
            </table:table-cell>
          </table:table-row>
        </table:table-header-rows>
        <table:table-row>
          <table:table-cell table:style-name="Table45.A1" office:value-type="string">
            <text:p text:style-name="Preformatted_20_Text"><text:span text:style-name="Source_20_Text">view</text:span></text:p>
          </table:table-cell>
          <table:table-cell table:style-name="Table45.A1" office:value-type="string">
            <text:p text:style-name="Preformatted_20_Text"><text:span text:style-name="Source_20_Text">text</text:span></text:p>
          </table:table-cell>
          <table:table-cell table:style-name="Table45.A1" office:value-type="string">
            <text:p text:style-name="Table_20_Contents"/>
          </table:table-cell>
        </table:table-row>
      </table:table>
      <text:h text:style-name="Heading_20_2" text:outline-level="2"><text:reference-mark-start text:name="Multi-part and Deep Data Header Attributes"/>Multi-Part and Deep Data Header Attributes<text:reference-mark-end text:name="Multi-part and Deep Data Header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column table:style-name="Table42.C"/>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attribute typ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Preformatted_20_Text"><text:span text:style-name="Source_20_Text">name</text:span></text:p>
          </table:table-cell>
          <table:table-cell table:style-name="Table42.A1" office:value-type="string">
            <text:p text:style-name="Preformatted_20_Text"><text:span text:style-name="Source_20_Text">string</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Preformatted_20_Text">type</text:p>
          </table:table-cell>
          <table:table-cell table:style-name="Table42.A1" office:value-type="string">
            <text:p text:style-name="Preformatted_20_Text">string</text:p>
          </table:table-cell>
          <table:table-cell table:style-name="Table42.A1" office:value-type="string">
            <text:p text:style-name="Table_20_Contents">Required if either the multipart bit (12) or the non-image bit (11) is set.</text:p>
            <text:p text:style-name="Table_20_Contents">Set to one of:</text:p>
            <text:list xml:id="list142237169449401" text:continue-list="list142236832163345" text:style-name="Table_20_List">
              <text:list-item>
                <text:p text:style-name="P18">scanlineimage</text:p>
              </text:list-item>
              <text:list-item>
                <text:p text:style-name="P18">tiledimage</text:p>
              </text:list-item>
              <text:list-item>
                <text:p text:style-name="P18">deepscanline, or</text:p>
              </text:list-item>
              <text:list-item>
                <text:p text:style-name="P19">deeptile.</text:p>
              </text:list-item>
            </text:list>
            <text:p text:style-name="Table_20_Contents"><text:span text:style-name="T1">Note: <text:s/></text:span>This value must agree with the version field's tile bit (9) and non-image (deep data) bit (11) settings.</text:p>
          </table:table-cell>
        </table:table-row>
        <table:table-row table:style-name="Table42.1">
          <table:table-cell table:style-name="Table42.A1" office:value-type="string">
            <text:p text:style-name="Preformatted_20_Text">version</text:p>
          </table:table-cell>
          <table:table-cell table:style-name="Table42.A1" office:value-type="string">
            <text:p text:style-name="Preformatted_20_Text">int</text:p>
          </table:table-cell>
          <table:table-cell table:style-name="Table42.A1" office:value-type="string">
            <text:p text:style-name="Table_20_Contents">This document describes version 1 data for all part types.</text:p>
            <text:p text:style-name="Table_20_Contents">version is required for deep data (deepscanline and deeptile) parts. <text:s/>If not specified for other parts, assume version=1.</text:p>
          </table:table-cell>
        </table:table-row>
        <table:table-row table:style-name="Table42.1">
          <table:table-cell table:style-name="Table42.A1" office:value-type="string">
            <text:p text:style-name="Table_20_Contents"><text:span text:style-name="Source_20_Text">chunkCount</text:span></text:p>
          </table:table-cell>
          <table:table-cell table:style-name="Table42.A1" office:value-type="string">
            <text:p text:style-name="Table_20_Contents"><text:span text:style-name="Source_20_Text">int</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Table_20_Contents"><text:span text:style-name="Source_20_Text">tiles</text:span></text:p>
          </table:table-cell>
          <table:table-cell table:style-name="Table42.A1" office:value-type="string">
            <text:p text:style-name="Table_20_Contents"><text:span text:style-name="Source_20_Text">tileDesc</text:span></text:p>
          </table:table-cell>
          <table:table-cell table:style-name="Table42.A1" office:value-type="string">
            <text:p text:style-name="Standard">Required for parts of type <text:span text:style-name="Source_20_Text">tiledimage</text:span> and <text:span text:style-name="Source_20_Text">deeptile</text:span>.</text:p>
          </table:table-cell>
        </table:table-row>
      </table:table>
      <text:p text:style-name="Text_20_body">For more information about the standard OpenEXR attributes and optional attributes such as <text:span text:style-name="Source_20_Text">preview images</text:span>, see the <text:span text:style-name="T6">OpenEXR File Layout</text:span> document.</text:p>
      <text:h text:style-name="Heading_20_2" text:outline-level="2">Deep Data Header Attributes (New in 2.0)</text:h>
      <text:p text:style-name="Text_20_body_20_-_20_lead_20_in">These attributes are required in the header for all files which contain deep data (deepscanline or deeptile):</text:p>
      <table:table table:name="Table52" table:style-name="Table52">
        <table:table-column table:style-name="Table52.A"/>
        <table:table-column table:style-name="Table52.B"/>
        <table:table-column table:style-name="Table52.C"/>
        <table:table-header-rows>
          <table:table-row table:style-name="Table52.1">
            <table:table-cell table:style-name="Table52.A1" office:value-type="string">
              <text:p text:style-name="Table_20_Heading">attribute name</text:p>
            </table:table-cell>
            <table:table-cell table:style-name="Table52.A1" office:value-type="string">
              <text:p text:style-name="Table_20_Heading">attribute type</text:p>
            </table:table-cell>
            <table:table-cell table:style-name="Table52.A1" office:value-type="string">
              <text:p text:style-name="Table_20_Heading">Notes</text:p>
            </table:table-cell>
          </table:table-row>
        </table:table-header-rows>
        <table:table-row table:style-name="Table52.1">
          <table:table-cell table:style-name="Table52.A1" office:value-type="string">
            <text:p text:style-name="Preformatted_20_Text"><text:span text:style-name="Source_20_Text">tiles</text:span></text:p>
          </table:table-cell>
          <table:table-cell table:style-name="Table52.A1" office:value-type="string">
            <text:p text:style-name="Preformatted_20_Text"><text:span text:style-name="Source_20_Text">tileDesc</text:span></text:p>
          </table:table-cell>
          <table:table-cell table:style-name="Table52.A1" office:value-type="string">
            <text:p text:style-name="Standard">Required for parts of type tiledimage and deeptile.</text:p>
          </table:table-cell>
        </table:table-row>
        <text:soft-page-break/>
        <table:table-row table:style-name="Table52.1">
          <table:table-cell table:style-name="Table52.A1" office:value-type="string">
            <text:p text:style-name="Preformatted_20_Text"><text:span text:style-name="Source_20_Text">maxSamplesPerPixel</text:span></text:p>
          </table:table-cell>
          <table:table-cell table:style-name="Table52.A1" office:value-type="string">
            <text:p text:style-name="Preformatted_20_Text"><text:span text:style-name="Source_20_Text">int</text:span></text:p>
          </table:table-cell>
          <table:table-cell table:style-name="Table52.A1" office:value-type="string">
            <text:p text:style-name="Table_20_Contents">Required for deep data (deepscanline and deeptile) parts.</text:p>
            <text:p text:style-name="Text_20_body"><text:span text:style-name="T2">Note: <text:s/></text:span><text:span text:style-name="T3">S</text:span>ince the value of <text:span text:style-name="T1">maxSamplesPerPixel</text:span> maybe be unknown at the time of opening the file, the value “<text:span text:style-name="Source_20_Text">-1</text:span>” is written to the file to indicate an unknown value. <text:s/>When the file is closed, this will be overwritten with the correct value. <text:s/>If file writing does not complete correctly due to an error, the value <text:span text:style-name="Source_20_Text">-1</text:span> will remain. <text:s/>In this case, the value must be derived by decoding each chunk in the part.</text:p>
          </table:table-cell>
        </table:table-row>
        <table:table-row table:style-name="Table52.1">
          <table:table-cell table:style-name="Table52.A1" office:value-type="string">
            <text:p text:style-name="Preformatted_20_Text">version</text:p>
          </table:table-cell>
          <table:table-cell table:style-name="Table52.A1" office:value-type="string">
            <text:p text:style-name="Preformatted_20_Text">int</text:p>
          </table:table-cell>
          <table:table-cell table:style-name="Table52.A1" office:value-type="string">
            <text:p text:style-name="Standard">Should be set to <text:span text:style-name="Source_20_Text">1</text:span>. <text:s/>It will be changed if the format is updated.</text:p>
          </table:table-cell>
        </table:table-row>
        <table:table-row table:style-name="Table52.1">
          <table:table-cell table:style-name="Table52.A1" office:value-type="string">
            <text:p text:style-name="Preformatted_20_Text">type</text:p>
          </table:table-cell>
          <table:table-cell table:style-name="Table52.A1" office:value-type="string">
            <text:p text:style-name="Preformatted_20_Text">string</text:p>
          </table:table-cell>
          <table:table-cell table:style-name="Table52.A1" office:value-type="string">
            <text:p text:style-name="Text_20_body">Must be set to <text:span text:style-name="Source_20_Text">deepscanline</text:span> or <text:span text:style-name="Source_20_Text">deeptile</text:span>.</text:p>
          </table:table-cell>
        </table:table-row>
      </table:table>
      <text:p text:style-name="Text_20_body">For information about channel layout and a list of reserved channel names, see the <text:span text:style-name="T6">Technical Introduction to OpenEXR</text:span> document, C<text:span text:style-name="T6">hannel Names</text:span> section.</text:p>
      <text:h text:style-name="Heading_20_1" text:outline-level="1"><text:reference-mark-start text:name="Offset tables"/>Component Four: <text:s/>Offset Tables<text:reference-mark-end text:name="Offset tables"/></text:h>
      <text:h text:style-name="Heading_20_2" text:outline-level="2" text:is-list-header="true">Offset Tables</text:h>
      <text:p text:style-name="Text_20_body">An offset table allows random access to pixel data chunks. <text:s/>An offset table is a sequence of offsets, with one offset per chunk. <text:s/>Each offset (of type <text:span text:style-name="Source_20_Text">unsigned long</text:span>) indicates the distance, in bytes, between the start of the file and the start of the chunk.</text:p>
      <text:p text:style-name="Text_20_body">Chunks can be of any of the four data types.</text:p>
      <text:h text:style-name="Heading_20_2" text:outline-level="2">Offset Table Size</text:h>
      <text:p text:style-name="Text_20_body">The number of entries in an offset table is defined in one of two ways:</text:p>
      <text:list xml:id="list504986074942082962" text:style-name="L2">
        <text:list-item>
          <text:p text:style-name="P13"><text:span text:style-name="T5">If the multipart (12) bit is unset and the </text:span><text:span text:style-name="T4">chunkCount</text:span><text:span text:style-name="T5"> is not present, the number of entries in the chunk table is computed using the </text:span><text:span text:style-name="T4">dataWindow</text:span><text:span text:style-name="T5"> and </text:span><text:span text:style-name="T4">tileDesc</text:span><text:span text:style-name="T5"> attributes and the compression format.</text:span></text:p>
        </text:list-item>
        <text:list-item>
          <text:p text:style-name="P16"><text:span text:style-name="T5">If the multipart (12) bit is set, the header m</text:span><text:span text:style-name="T4">ust contain a chunkCount attribute (which indicat</text:span><text:span text:style-name="T5">es the size of the table and the number of chunks).</text:span></text:p>
        </text:list-item>
      </text:list>
      <text:h text:style-name="Heading_20_2" text:outline-level="2">Scan Lines</text:h>
      <text:p text:style-name="Text_20_body">For scan line blocks, the line offset table is a sequence of scan line offsets, with one offset per scan line block. <text:s/>In the table, scan line offsets are ordered according to increasing scan line y coordinates.</text:p>
      <text:h text:style-name="Heading_20_2" text:outline-level="2" text:is-list-header="true">Tiles</text:h>
      <text:p text:style-name="Text_20_body">For tiles, the offset table is a sequence of tile offsets, one offset per tile. <text:s/>In the table, scan line offsets are sorted the same way as tiles in <text:span text:style-name="Source_20_Text">INCREASING_Y</text:span> order.</text:p>
      <text:h text:style-name="Heading_20_2" text:outline-level="2">Multi-part (New in 2.0)</text:h>
      <text:p text:style-name="Text_20_body">For multi-part files, each part defined in the header component has a corresponding chunk offset table.</text:p>
      <text:h text:style-name="Heading_20_1" text:outline-level="1"><text:soft-page-break/>Component Five: <text:s/>Pixel data</text:h>
      <text:h text:style-name="Heading_20_2" text:outline-level="2"><text:reference-mark-start text:name="Chunk layout"/>Chunk Layout<text:reference-mark-end text:name="Chunk layout"/> (New in 2.0)</text:h>
      <text:p text:style-name="Text_20_body_20_-_20_lead_20_in">A “chunk” is a general term for a pixel data block. <text:s/>The scan line and tile images have the same format that they did in OpenEXR 1.7. <text:s/>OpenEXR 2.0 introduces two new types (deep scan line and deep tile).</text:p>
      <text:p text:style-name="Text_20_body_20_-_20_lead_20_in">The layout of each chunk is as follows:</text:p>
      <table:table table:name="Table54" table:style-name="Table54">
        <table:table-column table:style-name="Table54.A"/>
        <table:table-row>
          <table:table-cell table:style-name="Table54.A1" office:value-type="string">
            <text:p text:style-name="Table_20_Contents">[part number] (if multi-part bit is set)</text:p>
          </table:table-cell>
        </table:table-row>
        <table:table-row>
          <table:table-cell table:style-name="Table54.A1" office:value-type="string">
            <text:p text:style-name="Table_20_Contents">chunk data</text:p>
          </table:table-cell>
        </table:table-row>
      </table:table>
      <text:p text:style-name="Text_20_body">The <text:span text:style-name="T1">part number</text:span> (of type <text:span text:style-name="Source_20_Text">unsigned long</text:span>) is only present in multi-part files. <text:s/>It indicates which part this chunk belongs to. <text:s/>0 indicates the chunk belongs to the part defined by the first header and the first chunk offset table. <text:s/>T<text:span text:style-name="T5">he part number is omitted if the multi-part bit (12) is not set (this saves space and enforces backwards compatibility to software which does not support multi-part files).</text:span></text:p>
      <text:p text:style-name="Text_20_body"><text:span text:style-name="T5">The </text:span><text:span text:style-name="T2">chunk data</text:span><text:span text:style-name="T5"> is dependent on the type attribute - but (other than the part number) has the same structure as a single-part file of the same format:</text:span></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part type</text:p>
            </table:table-cell>
            <table:table-cell table:style-name="Table55.A1" office:value-type="string">
              <text:p text:style-name="Table_20_Heading">type attribute</text:p>
            </table:table-cell>
            <table:table-cell table:style-name="Table55.A1" office:value-type="string">
              <text:p text:style-name="Table_20_Heading">Notes</text:p>
            </table:table-cell>
          </table:table-row>
        </table:table-header-rows>
        <table:table-row>
          <table:table-cell table:style-name="Table55.A1" office:value-type="string">
            <text:p text:style-name="Table_20_Contents">scan line</text:p>
          </table:table-cell>
          <table:table-cell table:style-name="Table55.A1" office:value-type="string">
            <text:p text:style-name="Table_20_Contents">indicated by a <text:span text:style-name="T8">type</text:span> attribute of “scanlineimage”</text:p>
          </table:table-cell>
          <table:table-cell table:style-name="Table55.A1" office:value-type="string">
            <text:p text:style-name="List">Each chunk stores a scan line block, with the minimum y coordinate of the scan line(s) within the chunk.</text:p>
            <text:p text:style-name="List">See <text:span text:style-name="T6"><text:reference-ref text:reference-format="text" text:ref-name="Scan line block layout">Regular scan line image block layout</text:reference-ref></text:span><text:span text:style-name="T6">,</text:span> on page <text:reference-ref text:reference-format="page" text:ref-name="Scan line block layout">12</text:reference-ref>.</text:p>
          </table:table-cell>
        </table:table-row>
        <table:table-row>
          <table:table-cell table:style-name="Table55.A1" office:value-type="string">
            <text:p text:style-name="List">tiled</text:p>
          </table:table-cell>
          <table:table-cell table:style-name="Table55.A1" office:value-type="string">
            <text:p text:style-name="List">indicated by a <text:span text:style-name="T8">type</text:span> attribute of “tiledimage”</text:p>
          </table:table-cell>
          <table:table-cell table:style-name="Table55.A1" office:value-type="string">
            <text:p text:style-name="List">See <text:span text:style-name="T6"><text:reference-ref text:reference-format="text" text:ref-name="Tile layout">Regular image tile layout</text:reference-ref></text:span><text:span text:style-name="T6">,</text:span> on page <text:reference-ref text:reference-format="page" text:ref-name="Tile layout">12</text:reference-ref>.</text:p>
          </table:table-cell>
        </table:table-row>
        <table:table-row>
          <table:table-cell table:style-name="Table55.A1" office:value-type="string">
            <text:p text:style-name="List">deep scan line</text:p>
          </table:table-cell>
          <table:table-cell table:style-name="Table55.A1" office:value-type="string">
            <text:p text:style-name="List">indicated by a <text:span text:style-name="T8">type</text:span> attribute of “deepscanline”</text:p>
          </table:table-cell>
          <table:table-cell table:style-name="Table55.A1" office:value-type="string">
            <text:p text:style-name="List">See <text:span text:style-name="T6"><text:reference-ref text:reference-format="text" text:ref-name="Deep scan line layout">Deep scan line layout</text:reference-ref></text:span><text:span text:style-name="T6">,</text:span> on page <text:reference-ref text:reference-format="page" text:ref-name="Deep scan line layout">13</text:reference-ref>.</text:p>
          </table:table-cell>
        </table:table-row>
        <table:table-row>
          <table:table-cell table:style-name="Table55.A1" office:value-type="string">
            <text:p text:style-name="Text_20_body">deep tile</text:p>
          </table:table-cell>
          <table:table-cell table:style-name="Table55.A1" office:value-type="string">
            <text:p text:style-name="Text_20_body">indicated by a <text:span text:style-name="T8">type</text:span> attribute of “deeptile”</text:p>
          </table:table-cell>
          <table:table-cell table:style-name="Table55.A1" office:value-type="string">
            <text:p text:style-name="Text_20_body">See <text:span text:style-name="T6"><text:reference-ref text:reference-format="text" text:ref-name="Deep tiled layout">Deep tiled layout</text:reference-ref></text:span><text:span text:style-name="T6">,</text:span> on page <text:reference-ref text:reference-format="page" text:ref-name="Deep tiled layout">13</text:reference-ref>.</text:p>
          </table:table-cell>
        </table:table-row>
      </table:table>
      <text:p text:style-name="Text_20_body">For more information about data types, see page <text:reference-ref text:reference-format="page" text:ref-name="Data types">Error: Reference source not found</text:reference-ref>.</text:p>
      <text:h text:style-name="Heading_20_2" text:outline-level="2">Regular Scan Line Blocks</text:h>
      <text:p text:style-name="Text_20_body_20_-_20_lead_20_in">For scan line images and deep scan line images, one or more scan lines may be stored together as a scan line block. <text:s/>The number of scan lines per block depends on how the pixel data are compress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mpression method</text:p>
            </table:table-cell>
            <table:table-cell table:style-name="Table6.A1" table:number-columns-spanned="2" office:value-type="string">
              <text:p text:style-name="Table_20_Heading">number of scan lines per block</text:p>
            </table:table-cell>
            <table:covered-table-cell/>
          </table:table-row>
        </table:table-header-rows>
        <table:table-row>
          <table:table-cell table:style-name="Table6.A1" office:value-type="string">
            <text:p text:style-name="Text_20_body"><text:span text:style-name="Source_20_Text"><text:span text:style-name="T3">NO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RLE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S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PIZ_COMPRESSION</text:span></text:span></text:p>
          </table:table-cell>
          <table:table-cell table:style-name="Table6.B2" office:value-type="float" office:value="32">
            <text:p text:style-name="P5">32</text:p>
          </table:table-cell>
          <table:table-cell table:style-name="Table6.B2">
            <text:p text:style-name="P5"/>
          </table:table-cell>
        </table:table-row>
        <table:table-row>
          <table:table-cell table:style-name="Table6.A1" office:value-type="string">
            <text:p text:style-name="Text_20_body"><text:span text:style-name="Source_20_Text"><text:span text:style-name="T3">PXR24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B44_COMPRESSION</text:span></text:span></text:p>
          </table:table-cell>
          <table:table-cell table:style-name="Table6.B9" office:value-type="string">
            <text:p text:style-name="P5">32</text:p>
          </table:table-cell>
          <table:table-cell table:style-name="Table6.C9" office:value-type="string">
            <text:p text:style-name="P5"/>
          </table:table-cell>
        </table:table-row>
        <table:table-row>
          <table:table-cell table:style-name="Table6.A1" office:value-type="string">
            <text:p text:style-name="Text_20_body"><text:span text:style-name="Source_20_Text"><text:span text:style-name="T3">B44A_COMPRESSION</text:span></text:span></text:p>
          </table:table-cell>
          <table:table-cell table:style-name="Table6.B9" office:value-type="string">
            <text:p text:style-name="P5">32</text:p>
          </table:table-cell>
          <table:table-cell table:style-name="Table6.C9" office:value-type="string">
            <text:p text:style-name="P5"/>
          </table:table-cell>
        </table:table-row>
      </table:table>
      <text:p text:style-name="Text_20_body"><text:soft-page-break/>Each scan line block has a y coordinate of type <text:span text:style-name="Source_20_Text">int</text:span>. <text:s/>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10"> </text:span>y).</text:p>
      <text:p text:style-name="Text_20_body">If the height of the image's data window is not a multiple of the number of scan lines per block, then the block that contains the bottom scan line contains fewer scan lines than the other blocks.</text:p>
      <text:h text:style-name="Heading_20_3" text:outline-level="3"><text:reference-mark-start text:name="Scan line block layout"/>Regular scan line image block layout<text:reference-mark-end text:name="Scan line block layout"/></text:h>
      <text:p text:style-name="Text_20_body_20_-_20_lead_20_in">The layout of a regular image scan line block is as follows:</text:p>
      <table:table table:name="Table7" table:style-name="Table7">
        <table:table-column table:style-name="Table7.A"/>
        <table:table-header-rows>
          <table:table-row>
            <table:table-cell table:style-name="Table7.A1" office:value-type="string">
              <text:p text:style-name="Table_20_Contents">[part number] (if multipart bit is set)</text:p>
            </table:table-cell>
          </table:table-row>
        </table:table-header-rows>
        <table:table-row>
          <table:table-cell table:style-name="Table7.A1" office:value-type="string">
            <text:p text:style-name="Table_20_Contents">y coordinate</text:p>
          </table:table-cell>
        </table:table-row>
        <table:table-row>
          <table:table-cell table:style-name="Table7.A1" office:value-type="string">
            <text:p text:style-name="Table_20_Contents">pixel data size</text:p>
          </table:table-cell>
        </table:table-row>
        <table:table-row>
          <table:table-cell table:style-name="Table7.A1" office:value-type="string">
            <text:p text:style-name="Table_20_Contents">pixel data</text:p>
          </table:table-cell>
        </table:table-row>
      </table:table>
      <text:p text:style-name="Text_20_body">The <text:span text:style-name="T1">pixel data size</text:span>, of type <text:span text:style-name="Source_20_Text">int</text:span>, indicates the number of bytes occupied by the actual pixel data.</text:p>
      <text:p text:style-name="Text_20_body">Within the <text:span text:style-name="T1">pixel data</text:span>, scan lines are stored top to bottom. <text:s/>Each scan line is contiguous, and within a scan line the data for each channel are contiguous. <text:s/>Channels are stored in alphabetical order, according to channel names. <text:s/>Within a channel, pixels are stored left to right.</text:p>
      <text:h text:style-name="Heading_20_3" text:outline-level="3">Compressed data</text:h>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Regular ImageTiles</text:h>
      <text:h text:style-name="Heading_20_3" text:outline-level="3"><text:reference-mark-start text:name="Tile layout"/>Regular image tile layout<text:reference-mark-end text:name="Tile layout"/></text:h>
      <text:p text:style-name="Text_20_body_20_-_20_lead_20_in">The layout of a regular image tile is as follows:</text:p>
      <table:table table:name="Table8" table:style-name="Table8">
        <table:table-column table:style-name="Table8.A"/>
        <table:table-header-rows>
          <table:table-row>
            <table:table-cell table:style-name="Table8.A1" office:value-type="string">
              <text:p text:style-name="Table_20_Contents">[part number] (if multi-part bit is set)</text:p>
            </table:table-cell>
          </table:table-row>
        </table:table-header-rows>
        <table:table-row>
          <table:table-cell table:style-name="Table8.A1" office:value-type="string">
            <text:p text:style-name="Table_20_Contents">tile coordinates</text:p>
          </table:table-cell>
        </table:table-row>
        <table:table-row>
          <table:table-cell table:style-name="Table8.A1" office:value-type="string">
            <text:p text:style-name="Table_20_Contents">pixel data size</text:p>
          </table:table-cell>
        </table:table-row>
        <table:table-row>
          <table:table-cell table:style-name="Table8.A1" office:value-type="string">
            <text:p text:style-name="Table_20_Contents">pixel data</text:p>
          </table:table-cell>
        </table:table-row>
      </table:table>
      <text:p text:style-name="Text_20_body">The <text:span text:style-name="T1">tile coordinates</text:span>, a sequence of four <text:span text:style-name="Source_20_Text">int</text:span>s (tileX, tileY, levelX, levelY) indicates the tile's position and resolution level. <text:s/>The <text:span text:style-name="T1">pixel data size</text:span>, of type <text:span text:style-name="Source_20_Text">int</text:span>, indicates the number of bytes occupied by the pixel data. <text:s/></text:p>
      <text:p text:style-name="Text_20_body">The <text:span text:style-name="T1">pixel data</text:span> in a tile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text:soft-page-break/><text:reference-mark-start text:name="Deep Data"/>Deep Data<text:reference-mark-end text:name="Deep Data"/> (New in 2.0)</text:h>
      <text:p text:style-name="Text_20_body">Deep images store an arbitrarily long list of data at each pixel location (each pixel contains a list of samples, and each sample contains a fixed number of channels).</text:p>
      <text:h text:style-name="Heading_20_3" text:outline-level="3"><text:reference-mark-start text:name="Deep scan line layout"/>Deep scan line layout<text:reference-mark-end text:name="Deep scan line layout"/></text:h>
      <text:p text:style-name="Text_20_body_20_-_20_lead_20_in">Deep scan line images are indicated by a <text:span text:style-name="T8">type</text:span> attribute of “deepscanline”. <text:s/>Each chunk of deep scan line data is a single scan line of data. <text:s/>The data in each chunk is laid out as follows:</text:p>
      <table:table table:name="Table48" table:style-name="Table48">
        <table:table-column table:style-name="Table48.A"/>
        <table:table-row>
          <table:table-cell table:style-name="Table48.A1" office:value-type="string">
            <text:p text:style-name="Table_20_Contents">[part number] (if multipart bit is set)</text:p>
          </table:table-cell>
        </table:table-row>
        <table:table-row>
          <table:table-cell table:style-name="Table48.A1" office:value-type="string">
            <text:p text:style-name="Table_20_Contents">y coordinate</text:p>
          </table:table-cell>
        </table:table-row>
        <table:table-row>
          <table:table-cell table:style-name="Table48.A1" office:value-type="string">
            <text:p text:style-name="Table_20_Contents">packed size of pixel offset table</text:p>
          </table:table-cell>
        </table:table-row>
        <table:table-row>
          <table:table-cell table:style-name="Table48.A1" office:value-type="string">
            <text:p text:style-name="Table_20_Contents">packed size of sample data</text:p>
          </table:table-cell>
        </table:table-row>
        <table:table-row>
          <table:table-cell table:style-name="Table48.A1" office:value-type="string">
            <text:p text:style-name="Table_20_Contents">unpacked size of sample data</text:p>
          </table:table-cell>
        </table:table-row>
        <table:table-row>
          <table:table-cell table:style-name="Table48.A1" office:value-type="string">
            <text:p text:style-name="Table_20_Contents">compressed pixel offset table</text:p>
          </table:table-cell>
        </table:table-row>
        <table:table-row>
          <table:table-cell table:style-name="Table48.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sample data once it is unpacked. <text:s/>It is necessary to specify the unpacked size since the data may be arbitrarily large (so generally cannot otherwise be determined without decompressing the data first).</text:p>
      <text:h text:style-name="Heading_20_3" text:outline-level="3"><text:reference-mark-start text:name="Deep tiled layout"/>Deep tiled layout<text:reference-mark-end text:name="Deep tiled layout"/></text:h>
      <text:p text:style-name="Text_20_body_20_-_20_lead_20_in">Tiled images are indicated by a <text:span text:style-name="T8">type</text:span> attribute of “deeptile”. <text:s/>Each chunk of deep tile data is a single tile. <text:s/>The data in each chunk is laid out as follows:</text:p>
      <table:table table:name="Table49" table:style-name="Table49">
        <table:table-column table:style-name="Table49.A"/>
        <table:table-row>
          <table:table-cell table:style-name="Table49.A1" office:value-type="string">
            <text:p text:style-name="Table_20_Contents">[part number] (if multipart bit is set)</text:p>
          </table:table-cell>
        </table:table-row>
        <table:table-row>
          <table:table-cell table:style-name="Table49.A1" office:value-type="string">
            <text:p text:style-name="Table_20_Contents">tile coordinates</text:p>
          </table:table-cell>
        </table:table-row>
        <table:table-row>
          <table:table-cell table:style-name="Table49.A1" office:value-type="string">
            <text:p text:style-name="Table_20_Contents">packed size of pixel offset table</text:p>
          </table:table-cell>
        </table:table-row>
        <table:table-row>
          <table:table-cell table:style-name="Table49.A1" office:value-type="string">
            <text:p text:style-name="Table_20_Contents">packed size of sample data</text:p>
          </table:table-cell>
        </table:table-row>
        <table:table-row>
          <table:table-cell table:style-name="Table49.A1" office:value-type="string">
            <text:p text:style-name="Table_20_Contents">unpacked size of sample data</text:p>
          </table:table-cell>
        </table:table-row>
        <table:table-row>
          <table:table-cell table:style-name="Table49.A1" office:value-type="string">
            <text:p text:style-name="Table_20_Contents">compressed pixel offset table</text:p>
          </table:table-cell>
        </table:table-row>
        <table:table-row>
          <table:table-cell table:style-name="Table49.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data once it is unpacked. <text:s/>It is necessary to specify the unpacked size since the data may be arbitrarily large (so generally cannot otherwise be determined without decompressing the data first).</text:p>
      <text:p text:style-name="Text_20_body">The <text:span text:style-name="T1">pixel offset table</text:span> is a list of <text:span text:style-name="Source_20_Text">int</text:span>s, one for each column within the dataWindow. <text:s/>Each entry <text:span text:style-name="T6">n</text:span> in the table indicates the total number of samples required to store the pixel in <text:span text:style-name="T6">n</text:span> as well as all pixels to the left of it. <text:s/>Thus, the first samples stored in each channel of the pixel data are for the pixel in column 0, which contains table[1] samples. <text:s/>Each channel contains table[width-1] samples in total.</text:p>
      <text:h text:style-name="Heading_20_3" text:outline-level="3">Unpacked deep data chunks</text:h>
      <text:p text:style-name="Text_20_body_20_-_20_lead_20_in">When decompressed, the unpacked chunk consists of the channel data stored in a non-interleaved fashion:</text:p>
      <table:table table:name="Table50" table:style-name="Table50">
        <table:table-column table:style-name="Table50.A"/>
        <table:table-row table:style-name="Table50.1">
          <table:table-cell table:style-name="Table50.A1" office:value-type="string">
            <text:p text:style-name="P12">pixel sample data for channel 0</text:p>
            <text:p text:style-name="P12">pixel sample data for channel 1</text:p>
            <text:p text:style-name="P12">pixel sample data for channel ...</text:p>
            <text:p text:style-name="P12">pixel sample data for channel n</text:p>
          </table:table-cell>
        </table:table-row>
      </table:table>
      <text:p text:style-name="Text_20_body_20_-_20_lead_20_in"><text:soft-page-break/><text:span text:style-name="T1">Exception: <text:s/></text:span>For ZIP_COMPRESSION only there will be up to 16 scanlines in the packed sample data block:</text:p>
      <table:table table:name="Table51" table:style-name="Table51">
        <table:table-column table:style-name="Table51.A"/>
        <table:table-row table:style-name="Table51.1">
          <table:table-cell table:style-name="Table51.A1" office:value-type="string">
            <text:p text:style-name="P12">pixel sample data for channel 0 for scanline 0</text:p>
            <text:p text:style-name="P12">pixel sample data for channel 1 for scanline 0</text:p>
            <text:p text:style-name="P12">pixel sample data for channel ... for scanline 0</text:p>
            <text:p text:style-name="P12">pixel sample data for channel n for scanline 0</text:p>
            <text:p text:style-name="P12"/>
            <text:p text:style-name="P12">pixel sample data for channel 0 for scanline 1</text:p>
            <text:p text:style-name="P12">pixel sample data for channel 1 for scanline 1</text:p>
            <text:p text:style-name="P12">pixel sample data for channel ... for scanline 1</text:p>
            <text:p text:style-name="P12">pixel sample data for channel n for scanline 1</text:p>
            <text:p text:style-name="P12"/>
            <text:p text:style-name="P12">...</text:p>
          </table:table-cell>
        </table:table-row>
      </table:table>
      <text:h text:style-name="Heading_20_3" text:outline-level="3">Deep data compression</text:h>
      <text:p text:style-name="Text_20_body_20_-_20_lead_20_in">The following compression schemes are the only ones permitted for deep data:</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compression method</text:p>
            </table:table-cell>
            <table:table-cell table:style-name="Table53.A1" table:number-columns-spanned="2" office:value-type="string">
              <text:p text:style-name="Table_20_Heading">number of scan lines per block</text:p>
            </table:table-cell>
            <table:covered-table-cell/>
          </table:table-row>
        </table:table-header-rows>
        <table:table-row>
          <table:table-cell table:style-name="Table53.A1" office:value-type="string">
            <text:p text:style-name="Text_20_body"><text:span text:style-name="Source_20_Text"><text:span text:style-name="T3">NO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RLE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S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_COMPRESSION</text:span></text:span></text:p>
          </table:table-cell>
          <table:table-cell table:style-name="Table53.B2" office:value-type="float" office:value="16">
            <text:p text:style-name="P5">16</text:p>
          </table:table-cell>
          <table:table-cell table:style-name="Table53.B2">
            <text:p text:style-name="P5"/>
          </table:table-cell>
        </table:table-row>
      </table:table>
      <text:h text:style-name="Heading_20_1" text:outline-level="1" text:is-list-header="true"><text:reference-mark-start text:name="Predefined attribute types"/>Predefined Attribute Types<text:reference-mark-end text:name="Predefined attribute types"/></text:h>
      <text:p text:style-name="Text_20_body_20_-_20_lead_20_in">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Table_20_Heading">type name</text:p>
            </table:table-cell>
            <table:table-cell table:style-name="Table5.A1" office:value-type="string">
              <text:p text:style-name="Table_20_Heading">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Table_20_Contents">A sequence of channels followed by a null byte (0x00).</text:p>
            <text:p text:style-name="Table_20_Contents">Channel layout:</text:p>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255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ext:soft-page-break/>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9">×</text:span>width<text:span text:style-name="T9">×</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text:span text:style-name="T6"><text:reference-ref text:reference-format="text" text:ref-name="Header Attribute">Attribute Layout</text:reference-ref></text:span> section, on page <text:reference-ref text:reference-format="page" text:ref-name="Header Attribute">8</text:reference-ref>).</text:p>
          </table:table-cell>
        </table:table-row>
        <text:soft-page-break/>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9">×</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7">compressed. <text:s/>The entire file is 415 bytes long.</text:span></text:p>
      <text:p text:style-name="P4">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4"/>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ext:soft-page-break/>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ext:soft-page-break/>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ext:soft-page-break/>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family="'Times New Roman'" style:font-style-name="Regular" style:font-pitch="variable" fo:font-size="10pt"/>
    </style:style>
    <style:style style:name="Text_20_body" style:display-name="Text body" style:family="paragraph" style:parent-style-name="Standard" style:class="text" style:master-page-name="">
      <loext:graphic-properties draw:fill="none" draw:fill-color="#99ccff"/>
      <style:paragraph-properties fo:margin-top="0in" fo:margin-bottom="0.0835in" loext:contextual-spacing="false" fo:text-align="justify" style:justify-single-word="false" fo:orphans="2" fo:widows="2" style:page-number="auto" fo:background-color="transparent" style:shadow="none" style:join-border="false">
        <style:tab-stops/>
      </style:paragraph-properties>
      <style:text-properties style:font-name="Times New Roman" fo:font-family="'Times New Roman'" style:font-style-name="Regular" style:font-pitch="variable"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3299in" fo:margin-bottom="0.1299in" loext:contextual-spacing="false" fo:padding="0.0799in" fo:border-left="none" fo:border-right="none" fo:border-top="none" fo:border-bottom="0.51pt solid #b3b3b3" style:shadow="none" style:join-border="false"/>
      <style:text-properties style:font-name="Arial" fo:font-family="Arial" style:font-style-name="Bold"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family="Arial" style:font-style-name="Bold Italic" style:font-family-generic="swiss" style:font-pitch="variable"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loext:contextual-spacing="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loext:contextual-spacing="false" fo:text-align="center" style:justify-single-word="false"/>
      <style:text-properties style:font-name="Arial" fo:font-family="Arial"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style-name="Regular" style:font-family-generic="modern" style:font-pitch="fixed" fo:font-size="8pt" fo:font-weight="normal"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Predefined_20_Attributes" style:display-name="Predefined Attributes" style:family="paragraph" style:parent-style-name="Signature">
      <style:paragraph-properties fo:orphans="2" fo:widows="2"/>
      <style:text-properties style:font-name="Times New Roman" fo:font-family="'Times New Roman'" style:font-style-name="Regular" style:font-pitch="variable" fo:font-size="9pt" fo:font-weight="normal"/>
    </style:style>
    <style:style style:name="Title_20_details" style:display-name="Title details" style:family="paragraph" style:parent-style-name="Text_20_body">
      <style:paragraph-properties fo:margin-top="0.0799in" fo:margin-bottom="0.0799in" loext:contextual-spacing="false" fo:text-align="center" style:justify-single-word="false"/>
    </style:style>
    <style:style style:name="Heading_20_3" style:display-name="Heading 3" style:family="paragraph" style:parent-style-name="Heading" style:next-style-name="Text_20_body" style:default-outline-level="3" style:class="text" style:master-page-name="">
      <style:paragraph-properties fo:margin-top="0.1701in" fo:margin-bottom="0.0799in" loext:contextual-spacing="false" fo:keep-together="always" style:page-number="auto"/>
      <style:text-properties style:font-name="Arial2" fo:font-family="Arial" style:font-style-name="Negreta" style:font-family-generic="swiss" style:font-pitch="variable" fo:font-size="11pt" fo:font-style="italic" fo:font-weight="bold" style:font-size-asian="10pt" style:font-weight-asian="bold" style:font-size-complex="10pt" style:font-weight-complex="bold"/>
    </style:style>
    <style:style style:name="Text_20_body_20_-_20_lead_20_in" style:display-name="Text body - lead in" style:family="paragraph" style:parent-style-name="Text_20_body" style:next-style-name="List" style:master-page-name="">
      <style:paragraph-properties fo:margin-top="0in" fo:margin-bottom="0.0799in" loext:contextual-spacing="false" style:page-number="auto" fo:keep-with-next="always">
        <style:tab-stops/>
      </style:paragraph-properties>
    </style:style>
    <style:style style:name="Table_20_List_20_1" style:display-name="Table List 1" style:family="paragraph" style:parent-style-name="Table_20_Contents" style:list-style-name="Table_20_List">
      <style:paragraph-properties fo:margin-left="0.2984in" fo:margin-right="0.0016in" fo:margin-top="0in" fo:margin-bottom="0in" loext:contextual-spacing="false" fo:text-indent="-0.1681in" style:auto-text-indent="false">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3in" fo:margin-right="0in" fo:margin-top="0.0598in" fo:margin-bottom="0.1201in" loext:contextual-spacing="false"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family="Courier" style:font-style-name="Regular" style:font-family-generic="modern" style:font-pitch="fixed" fo:font-size="9pt" fo:font-weight="normal" fo:background-color="transparent"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06-03-24T21:10:44</meta:creation-date>
    <dc:date>2019-07-09T14:22:35.750967149</dc:date>
    <meta:print-date>2011-07-27T16:37:10</meta:print-date>
    <dc:language>en-US</dc:language>
    <meta:editing-cycles>58</meta:editing-cycles>
    <meta:editing-duration>P1DT3H9M5S</meta:editing-duration>
    <meta:printed-by>carla morris</meta:printed-by>
    <dc:creator>Cary Phillips</dc:creator>
    <meta:document-statistic meta:table-count="52" meta:image-count="0" meta:object-count="0" meta:page-count="20" meta:paragraph-count="648" meta:word-count="5624" meta:character-count="32596" meta:non-whitespace-character-count="24383"/>
    <meta:user-defined meta:name="Info 1"/>
    <meta:user-defined meta:name="Info 2"/>
    <meta:user-defined meta:name="Info 3"/>
    <meta:user-defined meta:name="Info 4"/>
  </office:meta>
</office:document-meta>
</file>